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710">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63542in" fo:margin-right="0in" fo:text-indent="-0.5in" fo:margin-top="0in" fo:margin-bottom="0in" style:punctuation-wrap="hanging" style:vertical-align="auto" style:writing-mode="lr-tb">
        <style:tab-stops>
          <style:tab-stop style:position="-0.16319in"/>
          <style:tab-stop style:position="-0.04861in"/>
          <style:tab-stop style:position="0.44271in"/>
          <style:tab-stop style:position="0.93403in"/>
          <style:tab-stop style:position="1.42535in"/>
          <style:tab-stop style:position="1.91667in"/>
          <style:tab-stop style:position="2.40799in"/>
          <style:tab-stop style:position="2.89931in"/>
          <style:tab-stop style:position="3.39063in"/>
          <style:tab-stop style:position="3.88194in"/>
          <style:tab-stop style:position="4.37326in"/>
          <style:tab-stop style:position="4.86458in"/>
          <style:tab-stop style:position="5.3559in"/>
          <style:tab-stop style:position="5.84722in"/>
          <style:tab-stop style:position="6.33854in"/>
          <style:tab-stop style:position="6.82986in"/>
          <style:tab-stop style:position="7.32118in"/>
          <style:tab-stop style:position="7.8125in"/>
          <style:tab-stop style:position="8.30382in"/>
          <style:tab-stop style:position="8.79514in"/>
          <style:tab-stop style:position="9.28646in"/>
          <style:tab-stop style:position="9.6822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63542in" fo:margin-right="0in" fo:text-indent="-0.5in" fo:margin-top="0in" fo:margin-bottom="0in" style:punctuation-wrap="hanging" style:vertical-align="auto" style:writing-mode="lr-tb">
        <style:tab-stops>
          <style:tab-stop style:position="-0.16319in"/>
          <style:tab-stop style:position="-0.04861in"/>
          <style:tab-stop style:position="0.44271in"/>
          <style:tab-stop style:position="0.93403in"/>
          <style:tab-stop style:position="1.42535in"/>
          <style:tab-stop style:position="1.91667in"/>
          <style:tab-stop style:position="2.40799in"/>
          <style:tab-stop style:position="2.89931in"/>
          <style:tab-stop style:position="3.39063in"/>
          <style:tab-stop style:position="3.88194in"/>
          <style:tab-stop style:position="4.37326in"/>
          <style:tab-stop style:position="4.86458in"/>
          <style:tab-stop style:position="5.3559in"/>
          <style:tab-stop style:position="5.84722in"/>
          <style:tab-stop style:position="6.33854in"/>
          <style:tab-stop style:position="6.82986in"/>
          <style:tab-stop style:position="7.32118in"/>
          <style:tab-stop style:position="7.8125in"/>
          <style:tab-stop style:position="8.30382in"/>
          <style:tab-stop style:position="8.79514in"/>
          <style:tab-stop style:position="9.28646in"/>
          <style:tab-stop style:position="9.6822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6699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17356in" fo:padding-bottom="0.17356in" fo:padding-left="0in" fo:padding-right="0in" draw:textarea-vertical-align="middle" draw:textarea-horizontal-align="left" draw:fill="solid" draw:fill-color="#f1f1f1" draw:opacity="100%" draw:stroke="none" draw:auto-grow-width="false" draw:auto-grow-heigh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left" draw:fill="solid" draw:fill-color="#d6dce5" draw:opacity="100%" draw:stroke="none" draw:auto-grow-width="false" draw:auto-grow-heigh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13542in" fo:margin-right="0in" fo:text-indent="0in" fo:margin-top="0in" fo:margin-bottom="0in" style:punctuation-wrap="hanging" style:vertical-align="auto" style:writing-mode="lr-tb">
        <style:tab-stops>
          <style:tab-stop style:position="0.33681in"/>
          <style:tab-stop style:position="0.45139in"/>
          <style:tab-stop style:position="0.94271in"/>
          <style:tab-stop style:position="1.43403in"/>
          <style:tab-stop style:position="1.92535in"/>
          <style:tab-stop style:position="2.41667in"/>
          <style:tab-stop style:position="2.90799in"/>
          <style:tab-stop style:position="3.39931in"/>
          <style:tab-stop style:position="3.89063in"/>
          <style:tab-stop style:position="4.38194in"/>
          <style:tab-stop style:position="4.87326in"/>
          <style:tab-stop style:position="5.36458in"/>
          <style:tab-stop style:position="5.8559in"/>
          <style:tab-stop style:position="6.34722in"/>
          <style:tab-stop style:position="6.83854in"/>
          <style:tab-stop style:position="7.32986in"/>
          <style:tab-stop style:position="7.82118in"/>
          <style:tab-stop style:position="8.3125in"/>
          <style:tab-stop style:position="8.80382in"/>
          <style:tab-stop style:position="9.29514in"/>
          <style:tab-stop style:position="9.78646in"/>
          <style:tab-stop style:position="10.1822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4">
      <style:drawing-page-properties draw:fill="none"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5">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17356in" fo:padding-bottom="0.17356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text" style:name="a507">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drawing-page" style:name="a100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paragraph" style:name="a4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6">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548235"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6699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no-wrap" fo:padding-top="0.17356in" fo:padding-bottom="0.17356in" fo:padding-left="0in" fo:padding-right="0in" draw:textarea-vertical-align="middle" draw:textarea-horizontal-align="left" draw:fill="solid" draw:fill-color="#ffffff" draw:opacity="100%" draw:stroke="solid" svg:stroke-width="0.01042in" svg:stroke-color="#000000" svg:stroke-opacity="100%" draw:stroke-linejoin="miter" svg:stroke-linecap="butt" draw:auto-grow-width="true" draw:auto-grow-height="true"/>
      <style:paragraph-properties style:font-independent-line-spacing="true" style:writing-mode="lr-tb"/>
    </style:style>
    <style:style style:family="text" style:name="a1045">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17356in" fo:padding-bottom="0.17356in" fo:padding-left="0in" fo:padding-right="0in" draw:textarea-vertical-align="middle" draw:textarea-horizontal-align="left" draw:fill="solid" draw:fill-color="#ffffff"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830">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draw:fill="none" draw:stroke="solid" svg:stroke-width="0.03125in" svg:stroke-color="#4472c4" draw:marker-end="a1057" svg:stroke-opacity="100%" draw:stroke-linejoin="miter" svg:stroke-linecap="but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draw:fill="none" draw:stroke="solid" svg:stroke-width="0.08333in" svg:stroke-color="#ff0000" svg:stroke-opacity="100%" draw:stroke-linejoin="miter" svg:stroke-linecap="butt"/>
    </style:style>
    <style:style style:family="text" style:name="a83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draw:fill="none" draw:stroke="solid" svg:stroke-width="0.08333in" svg:stroke-color="#ff0000" svg:stroke-opacity="100%" draw:stroke-linejoin="miter" svg:stroke-linecap="butt"/>
    </style:style>
    <style:style style:family="text" style:name="a56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556372" style:text-line-through-type="none" style:text-line-through-style="none" style:text-line-through-width="auto" style:text-line-through-color="font-color" style:text-position="0% 100%" fo:font-family="-apple-system"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17356in" fo:padding-bottom="0.17356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drawing-page" style:name="a85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0">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6699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990055"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text" style:name="a863">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6699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in" fo:margin-right="0in" fo:text-indent="0.01736in" fo:margin-top="0.08333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 style:position="9.82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97222in" style:font-size-asian="0.97222in" style:font-size-complex="0.97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17356in" fo:padding-bottom="0.17356in" fo:padding-left="0in" fo:padding-right="0in" draw:textarea-vertical-align="middle" draw:textarea-horizontal-align="left" draw:fill="solid" draw:fill-color="#f1f1f1" draw:opacity="100%" draw:stroke="none" draw:auto-grow-width="false" draw:auto-grow-height="true"/>
      <style:paragraph-properties style:font-independent-line-spacing="true" style:writing-mode="lr-tb"/>
    </style:style>
    <style:style style:family="drawing-page" style:name="a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8">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style:font-charset="x-symbo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6699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13542in" fo:margin-right="0in" fo:text-indent="0in" fo:margin-top="0in" fo:margin-bottom="0in" style:punctuation-wrap="hanging" style:vertical-align="auto" style:writing-mode="lr-tb">
        <style:tab-stops>
          <style:tab-stop style:position="0.33681in"/>
          <style:tab-stop style:position="0.45139in"/>
          <style:tab-stop style:position="0.94271in"/>
          <style:tab-stop style:position="1.43403in"/>
          <style:tab-stop style:position="1.92535in"/>
          <style:tab-stop style:position="2.41667in"/>
          <style:tab-stop style:position="2.90799in"/>
          <style:tab-stop style:position="3.39931in"/>
          <style:tab-stop style:position="3.89063in"/>
          <style:tab-stop style:position="4.38194in"/>
          <style:tab-stop style:position="4.87326in"/>
          <style:tab-stop style:position="5.36458in"/>
          <style:tab-stop style:position="5.8559in"/>
          <style:tab-stop style:position="6.34722in"/>
          <style:tab-stop style:position="6.83854in"/>
          <style:tab-stop style:position="7.32986in"/>
          <style:tab-stop style:position="7.82118in"/>
          <style:tab-stop style:position="8.3125in"/>
          <style:tab-stop style:position="8.80382in"/>
          <style:tab-stop style:position="9.29514in"/>
          <style:tab-stop style:position="9.78646in"/>
          <style:tab-stop style:position="10.1822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13542in" fo:margin-right="0in" fo:text-indent="0in" fo:margin-top="0in" fo:margin-bottom="0in" style:punctuation-wrap="hanging" style:vertical-align="auto" style:writing-mode="lr-tb">
        <style:tab-stops>
          <style:tab-stop style:position="0.33681in"/>
          <style:tab-stop style:position="0.45139in"/>
          <style:tab-stop style:position="0.94271in"/>
          <style:tab-stop style:position="1.43403in"/>
          <style:tab-stop style:position="1.92535in"/>
          <style:tab-stop style:position="2.41667in"/>
          <style:tab-stop style:position="2.90799in"/>
          <style:tab-stop style:position="3.39931in"/>
          <style:tab-stop style:position="3.89063in"/>
          <style:tab-stop style:position="4.38194in"/>
          <style:tab-stop style:position="4.87326in"/>
          <style:tab-stop style:position="5.36458in"/>
          <style:tab-stop style:position="5.8559in"/>
          <style:tab-stop style:position="6.34722in"/>
          <style:tab-stop style:position="6.83854in"/>
          <style:tab-stop style:position="7.32986in"/>
          <style:tab-stop style:position="7.82118in"/>
          <style:tab-stop style:position="8.3125in"/>
          <style:tab-stop style:position="8.80382in"/>
          <style:tab-stop style:position="9.29514in"/>
          <style:tab-stop style:position="9.78646in"/>
          <style:tab-stop style:position="10.1822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13542in" fo:margin-right="0in" fo:text-indent="0in" fo:margin-top="0in" fo:margin-bottom="0in" style:punctuation-wrap="hanging" style:vertical-align="auto" style:writing-mode="lr-tb">
        <style:tab-stops>
          <style:tab-stop style:position="0.33681in"/>
          <style:tab-stop style:position="0.45139in"/>
          <style:tab-stop style:position="0.94271in"/>
          <style:tab-stop style:position="1.43403in"/>
          <style:tab-stop style:position="1.92535in"/>
          <style:tab-stop style:position="2.41667in"/>
          <style:tab-stop style:position="2.90799in"/>
          <style:tab-stop style:position="3.39931in"/>
          <style:tab-stop style:position="3.89063in"/>
          <style:tab-stop style:position="4.38194in"/>
          <style:tab-stop style:position="4.87326in"/>
          <style:tab-stop style:position="5.36458in"/>
          <style:tab-stop style:position="5.8559in"/>
          <style:tab-stop style:position="6.34722in"/>
          <style:tab-stop style:position="6.83854in"/>
          <style:tab-stop style:position="7.32986in"/>
          <style:tab-stop style:position="7.82118in"/>
          <style:tab-stop style:position="8.3125in"/>
          <style:tab-stop style:position="8.80382in"/>
          <style:tab-stop style:position="9.29514in"/>
          <style:tab-stop style:position="9.78646in"/>
          <style:tab-stop style:position="10.1822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7030a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7030a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7">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202122"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7030a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7030a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13542in" fo:margin-right="0in" fo:text-indent="0in" fo:margin-top="0in" fo:margin-bottom="0in" style:punctuation-wrap="hanging" style:vertical-align="auto" style:writing-mode="lr-tb">
        <style:tab-stops>
          <style:tab-stop style:position="0.33681in"/>
          <style:tab-stop style:position="0.45139in"/>
          <style:tab-stop style:position="0.94271in"/>
          <style:tab-stop style:position="1.43403in"/>
          <style:tab-stop style:position="1.92535in"/>
          <style:tab-stop style:position="2.41667in"/>
          <style:tab-stop style:position="2.90799in"/>
          <style:tab-stop style:position="3.39931in"/>
          <style:tab-stop style:position="3.89063in"/>
          <style:tab-stop style:position="4.38194in"/>
          <style:tab-stop style:position="4.87326in"/>
          <style:tab-stop style:position="5.36458in"/>
          <style:tab-stop style:position="5.8559in"/>
          <style:tab-stop style:position="6.34722in"/>
          <style:tab-stop style:position="6.83854in"/>
          <style:tab-stop style:position="7.32986in"/>
          <style:tab-stop style:position="7.82118in"/>
          <style:tab-stop style:position="8.3125in"/>
          <style:tab-stop style:position="8.80382in"/>
          <style:tab-stop style:position="9.29514in"/>
          <style:tab-stop style:position="9.78646in"/>
          <style:tab-stop style:position="10.1822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11111in" fo:margin-bottom="0in" style:punctuation-wrap="hanging" style:vertical-align="auto" style:writing-mode="lr-tb">
        <style:tab-stops>
          <style:tab-stop style:position="0in"/>
          <style:tab-stop style:position="0.11458in"/>
          <style:tab-stop style:position="0.6059in"/>
          <style:tab-stop style:position="1.09722in"/>
          <style:tab-stop style:position="1.58854in"/>
          <style:tab-stop style:position="2.07986in"/>
          <style:tab-stop style:position="2.57118in"/>
          <style:tab-stop style:position="3.0625in"/>
          <style:tab-stop style:position="3.55382in"/>
          <style:tab-stop style:position="4.04514in"/>
          <style:tab-stop style:position="4.53646in"/>
          <style:tab-stop style:position="5.02778in"/>
          <style:tab-stop style:position="5.5191in"/>
          <style:tab-stop style:position="6.01042in"/>
          <style:tab-stop style:position="6.50174in"/>
          <style:tab-stop style:position="6.99306in"/>
          <style:tab-stop style:position="7.48438in"/>
          <style:tab-stop style:position="7.97569in"/>
          <style:tab-stop style:position="8.46701in"/>
          <style:tab-stop style:position="8.95833in"/>
          <style:tab-stop style:position="9.44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79514in" fo:margin-right="0in" fo:text-indent="-0.29514in" fo:margin-top="0.09722in" fo:margin-bottom="0in" style:punctuation-wrap="hanging" style:vertical-align="auto" style:writing-mode="lr-tb">
        <style:tab-stops>
          <style:tab-stop style:position="-0.79514in"/>
          <style:tab-stop style:position="-0.68056in"/>
          <style:tab-stop style:position="-0.18924in"/>
          <style:tab-stop style:position="0.30208in"/>
          <style:tab-stop style:position="0.7934in"/>
          <style:tab-stop style:position="1.28472in"/>
          <style:tab-stop style:position="1.77604in"/>
          <style:tab-stop style:position="2.26736in"/>
          <style:tab-stop style:position="2.75868in"/>
          <style:tab-stop style:position="3.25in"/>
          <style:tab-stop style:position="3.74132in"/>
          <style:tab-stop style:position="4.23264in"/>
          <style:tab-stop style:position="4.72396in"/>
          <style:tab-stop style:position="5.21528in"/>
          <style:tab-stop style:position="5.7066in"/>
          <style:tab-stop style:position="6.19792in"/>
          <style:tab-stop style:position="6.68924in"/>
          <style:tab-stop style:position="7.18056in"/>
          <style:tab-stop style:position="7.67188in"/>
          <style:tab-stop style:position="8.16319in"/>
          <style:tab-stop style:position="8.6545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6699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79514in" fo:margin-right="0in" fo:text-indent="-0.29514in" fo:margin-top="0.09722in" fo:margin-bottom="0in" style:punctuation-wrap="hanging" style:vertical-align="auto" style:writing-mode="lr-tb">
        <style:tab-stops>
          <style:tab-stop style:position="-0.79514in"/>
          <style:tab-stop style:position="-0.68056in"/>
          <style:tab-stop style:position="-0.18924in"/>
          <style:tab-stop style:position="0.30208in"/>
          <style:tab-stop style:position="0.7934in"/>
          <style:tab-stop style:position="1.28472in"/>
          <style:tab-stop style:position="1.77604in"/>
          <style:tab-stop style:position="2.26736in"/>
          <style:tab-stop style:position="2.75868in"/>
          <style:tab-stop style:position="3.25in"/>
          <style:tab-stop style:position="3.74132in"/>
          <style:tab-stop style:position="4.23264in"/>
          <style:tab-stop style:position="4.72396in"/>
          <style:tab-stop style:position="5.21528in"/>
          <style:tab-stop style:position="5.7066in"/>
          <style:tab-stop style:position="6.19792in"/>
          <style:tab-stop style:position="6.68924in"/>
          <style:tab-stop style:position="7.18056in"/>
          <style:tab-stop style:position="7.67188in"/>
          <style:tab-stop style:position="8.16319in"/>
          <style:tab-stop style:position="8.6545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79514in" fo:margin-right="0in" fo:text-indent="-0.29514in" fo:margin-top="0.09722in" fo:margin-bottom="0in" style:punctuation-wrap="hanging" style:vertical-align="auto" style:writing-mode="lr-tb">
        <style:tab-stops>
          <style:tab-stop style:position="-0.79514in"/>
          <style:tab-stop style:position="-0.68056in"/>
          <style:tab-stop style:position="-0.18924in"/>
          <style:tab-stop style:position="0.30208in"/>
          <style:tab-stop style:position="0.7934in"/>
          <style:tab-stop style:position="1.28472in"/>
          <style:tab-stop style:position="1.77604in"/>
          <style:tab-stop style:position="2.26736in"/>
          <style:tab-stop style:position="2.75868in"/>
          <style:tab-stop style:position="3.25in"/>
          <style:tab-stop style:position="3.74132in"/>
          <style:tab-stop style:position="4.23264in"/>
          <style:tab-stop style:position="4.72396in"/>
          <style:tab-stop style:position="5.21528in"/>
          <style:tab-stop style:position="5.7066in"/>
          <style:tab-stop style:position="6.19792in"/>
          <style:tab-stop style:position="6.68924in"/>
          <style:tab-stop style:position="7.18056in"/>
          <style:tab-stop style:position="7.67188in"/>
          <style:tab-stop style:position="8.16319in"/>
          <style:tab-stop style:position="8.6545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79514in" fo:margin-right="0in" fo:text-indent="-0.29514in" fo:margin-top="0.09722in" fo:margin-bottom="0in" style:punctuation-wrap="hanging" style:vertical-align="auto" style:writing-mode="lr-tb">
        <style:tab-stops>
          <style:tab-stop style:position="-0.79514in"/>
          <style:tab-stop style:position="-0.68056in"/>
          <style:tab-stop style:position="-0.18924in"/>
          <style:tab-stop style:position="0.30208in"/>
          <style:tab-stop style:position="0.7934in"/>
          <style:tab-stop style:position="1.28472in"/>
          <style:tab-stop style:position="1.77604in"/>
          <style:tab-stop style:position="2.26736in"/>
          <style:tab-stop style:position="2.75868in"/>
          <style:tab-stop style:position="3.25in"/>
          <style:tab-stop style:position="3.74132in"/>
          <style:tab-stop style:position="4.23264in"/>
          <style:tab-stop style:position="4.72396in"/>
          <style:tab-stop style:position="5.21528in"/>
          <style:tab-stop style:position="5.7066in"/>
          <style:tab-stop style:position="6.19792in"/>
          <style:tab-stop style:position="6.68924in"/>
          <style:tab-stop style:position="7.18056in"/>
          <style:tab-stop style:position="7.67188in"/>
          <style:tab-stop style:position="8.16319in"/>
          <style:tab-stop style:position="8.6545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19197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19197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17356in" fo:padding-bottom="0.17356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79514in" fo:margin-right="0in" fo:text-indent="-0.29514in" fo:margin-top="0.09722in" fo:margin-bottom="0in" style:punctuation-wrap="hanging" style:vertical-align="auto" style:writing-mode="lr-tb">
        <style:tab-stops>
          <style:tab-stop style:position="-0.79514in"/>
          <style:tab-stop style:position="-0.68056in"/>
          <style:tab-stop style:position="-0.18924in"/>
          <style:tab-stop style:position="0.30208in"/>
          <style:tab-stop style:position="0.7934in"/>
          <style:tab-stop style:position="1.28472in"/>
          <style:tab-stop style:position="1.77604in"/>
          <style:tab-stop style:position="2.26736in"/>
          <style:tab-stop style:position="2.75868in"/>
          <style:tab-stop style:position="3.25in"/>
          <style:tab-stop style:position="3.74132in"/>
          <style:tab-stop style:position="4.23264in"/>
          <style:tab-stop style:position="4.72396in"/>
          <style:tab-stop style:position="5.21528in"/>
          <style:tab-stop style:position="5.7066in"/>
          <style:tab-stop style:position="6.19792in"/>
          <style:tab-stop style:position="6.68924in"/>
          <style:tab-stop style:position="7.18056in"/>
          <style:tab-stop style:position="7.67188in"/>
          <style:tab-stop style:position="8.16319in"/>
          <style:tab-stop style:position="8.6545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79514in" fo:margin-right="0in" fo:text-indent="-0.29514in" fo:margin-top="0.09722in" fo:margin-bottom="0in" style:punctuation-wrap="hanging" style:vertical-align="auto" style:writing-mode="lr-tb">
        <style:tab-stops>
          <style:tab-stop style:position="-0.79514in"/>
          <style:tab-stop style:position="-0.68056in"/>
          <style:tab-stop style:position="-0.18924in"/>
          <style:tab-stop style:position="0.30208in"/>
          <style:tab-stop style:position="0.7934in"/>
          <style:tab-stop style:position="1.28472in"/>
          <style:tab-stop style:position="1.77604in"/>
          <style:tab-stop style:position="2.26736in"/>
          <style:tab-stop style:position="2.75868in"/>
          <style:tab-stop style:position="3.25in"/>
          <style:tab-stop style:position="3.74132in"/>
          <style:tab-stop style:position="4.23264in"/>
          <style:tab-stop style:position="4.72396in"/>
          <style:tab-stop style:position="5.21528in"/>
          <style:tab-stop style:position="5.7066in"/>
          <style:tab-stop style:position="6.19792in"/>
          <style:tab-stop style:position="6.68924in"/>
          <style:tab-stop style:position="7.18056in"/>
          <style:tab-stop style:position="7.67188in"/>
          <style:tab-stop style:position="8.16319in"/>
          <style:tab-stop style:position="8.6545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79514in" fo:margin-right="0in" fo:text-indent="-0.29514in" fo:margin-top="0.09722in" fo:margin-bottom="0in" style:punctuation-wrap="hanging" style:vertical-align="auto" style:writing-mode="lr-tb">
        <style:tab-stops>
          <style:tab-stop style:position="-0.79514in"/>
          <style:tab-stop style:position="-0.68056in"/>
          <style:tab-stop style:position="-0.18924in"/>
          <style:tab-stop style:position="0.30208in"/>
          <style:tab-stop style:position="0.7934in"/>
          <style:tab-stop style:position="1.28472in"/>
          <style:tab-stop style:position="1.77604in"/>
          <style:tab-stop style:position="2.26736in"/>
          <style:tab-stop style:position="2.75868in"/>
          <style:tab-stop style:position="3.25in"/>
          <style:tab-stop style:position="3.74132in"/>
          <style:tab-stop style:position="4.23264in"/>
          <style:tab-stop style:position="4.72396in"/>
          <style:tab-stop style:position="5.21528in"/>
          <style:tab-stop style:position="5.7066in"/>
          <style:tab-stop style:position="6.19792in"/>
          <style:tab-stop style:position="6.68924in"/>
          <style:tab-stop style:position="7.18056in"/>
          <style:tab-stop style:position="7.67188in"/>
          <style:tab-stop style:position="8.16319in"/>
          <style:tab-stop style:position="8.6545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79514in" fo:margin-right="0in" fo:text-indent="-0.29514in" fo:margin-top="0.09722in" fo:margin-bottom="0in" style:punctuation-wrap="hanging" style:vertical-align="auto" style:writing-mode="lr-tb">
        <style:tab-stops>
          <style:tab-stop style:position="-0.79514in"/>
          <style:tab-stop style:position="-0.68056in"/>
          <style:tab-stop style:position="-0.18924in"/>
          <style:tab-stop style:position="0.30208in"/>
          <style:tab-stop style:position="0.7934in"/>
          <style:tab-stop style:position="1.28472in"/>
          <style:tab-stop style:position="1.77604in"/>
          <style:tab-stop style:position="2.26736in"/>
          <style:tab-stop style:position="2.75868in"/>
          <style:tab-stop style:position="3.25in"/>
          <style:tab-stop style:position="3.74132in"/>
          <style:tab-stop style:position="4.23264in"/>
          <style:tab-stop style:position="4.72396in"/>
          <style:tab-stop style:position="5.21528in"/>
          <style:tab-stop style:position="5.7066in"/>
          <style:tab-stop style:position="6.19792in"/>
          <style:tab-stop style:position="6.68924in"/>
          <style:tab-stop style:position="7.18056in"/>
          <style:tab-stop style:position="7.67188in"/>
          <style:tab-stop style:position="8.16319in"/>
          <style:tab-stop style:position="8.6545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8">
      <style:graphic-properties fo:wrap-option="wrap" fo:padding-top="0.17356in" fo:padding-bottom="0.17356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05in" fo:padding-bottom="0.05in" fo:padding-left="0.1in" fo:padding-right="0.1in" draw:textarea-vertical-align="top" draw:textarea-horizontal-align="left" draw:fill="solid" draw:fill-color="#d6dce5" draw:opacity="100%" draw:stroke="none" draw:auto-grow-width="false" draw:auto-grow-height="true"/>
      <style:paragraph-properties style:font-independent-line-spacing="true" style:writing-mode="lr-tb"/>
    </style:style>
    <style:style style:family="text" style:name="a943">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9">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center" draw:fill="solid" draw:fill-color="#a9d18e"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5">
      <style:graphic-properties draw:fill="none" draw:stroke="solid" svg:stroke-width="0.08333in" svg:stroke-color="#c55a11" draw:marker-end="a674" svg:stroke-opacity="100%" draw:stroke-linejoin="miter" svg:stroke-linecap="butt"/>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a52a2a"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6699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19197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8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8b8b"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17356in" fo:padding-bottom="0.17356in" fo:padding-left="0in" fo:padding-right="0in" draw:textarea-vertical-align="middle" draw:textarea-horizontal-align="left" draw:fill="solid" draw:fill-color="#f1f1f1" draw:opacity="100%" draw:stroke="none" draw:auto-grow-width="false" draw:auto-grow-height="true"/>
      <style:paragraph-properties style:font-independent-line-spacing="true" style:writing-mode="lr-tb"/>
    </style:style>
    <style:style style:family="text" style:name="a964">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70809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19197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19197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graphic-properties fo:wrap-option="wrap" fo:padding-top="0.05in" fo:padding-bottom="0.05in" fo:padding-left="0.1in" fo:padding-right="0.1in" draw:textarea-vertical-align="middle" draw:textarea-horizontal-align="center" draw:fill="solid" draw:fill-color="#a9d18e" draw:opacity="100%" draw:stroke="none" draw:auto-grow-width="false" draw:auto-grow-height="false"/>
      <style:paragraph-properties style:font-independent-line-spacing="true" style:writing-mode="lr-tb"/>
    </style:style>
    <style:style style:family="text" style:name="a692">
      <style:text-properties fo:font-variant="normal" fo:text-transform="none" fo:color="#008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19197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2">
      <style:graphic-properties fo:wrap-option="wrap" fo:padding-top="0.05in" fo:padding-bottom="0.05in" fo:padding-left="0.1in" fo:padding-right="0.1in" draw:textarea-vertical-align="middle" draw:textarea-horizontal-align="center" draw:fill="solid" draw:fill-color="#a9d18e" draw:opacity="100%" draw:stroke="none" draw:auto-grow-width="false" draw:auto-grow-height="false"/>
      <style:paragraph-properties style:font-independent-line-spacing="true" style:writing-mode="lr-tb"/>
    </style:style>
    <style:style style:family="text" style:name="a698">
      <style:text-properties fo:font-variant="normal" fo:text-transform="none" fo:color="#0000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77a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9a6e3a"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dd4a68"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6699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999999"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13">
      <text:list-level-style-bullet text:level="1" text:bullet-char="-">
        <style:list-level-properties text:space-before="0.13542in" text:min-label-width="0.5in"/>
        <style:text-properties fo:font-size="100%"/>
      </text:list-level-style-bullet>
      <text:list-level-style-bullet text:level="2" text:bullet-char="-">
        <style:list-level-properties text:space-before="0.63542in" text:min-label-width="0.5in"/>
        <style:text-properties fo:font-size="100%"/>
      </text:list-level-style-bullet>
      <text:list-level-style-bullet text:level="3" text:bullet-char="-">
        <style:list-level-properties text:space-before="1.13542in" text:min-label-width="0.5in"/>
        <style:text-properties fo:font-size="100%"/>
      </text:list-level-style-bullet>
      <text:list-level-style-bullet text:level="4" text:bullet-char="-">
        <style:list-level-properties text:space-before="1.63542in" text:min-label-width="0.5in"/>
        <style:text-properties fo:font-size="100%"/>
      </text:list-level-style-bullet>
      <text:list-level-style-bullet text:level="5" text:bullet-char="-">
        <style:list-level-properties text:space-before="2.13542in" text:min-label-width="0.5in"/>
        <style:text-properties fo:font-size="100%"/>
      </text:list-level-style-bullet>
      <text:list-level-style-bullet text:level="6" text:bullet-char="-">
        <style:list-level-properties text:space-before="2.63542in" text:min-label-width="0.5in"/>
        <style:text-properties fo:font-size="100%"/>
      </text:list-level-style-bullet>
      <text:list-level-style-bullet text:level="7" text:bullet-char="-">
        <style:list-level-properties text:space-before="3.13542in" text:min-label-width="0.5in"/>
        <style:text-properties fo:font-size="100%"/>
      </text:list-level-style-bullet>
      <text:list-level-style-bullet text:level="8" text:bullet-char="-">
        <style:list-level-properties text:space-before="3.63542in" text:min-label-width="0.5in"/>
        <style:text-properties fo:font-size="100%"/>
      </text:list-level-style-bullet>
      <text:list-level-style-bullet text:level="9" text:bullet-char="-">
        <style:list-level-properties text:space-before="4.13542in" text:min-label-width="0.5in"/>
        <style:text-properties fo:font-size="100%"/>
      </text:list-level-style-bullet>
    </text:list-style>
    <text:list-style style:name="a369">
      <text:list-level-style-bullet text:level="1" text:bullet-char="–">
        <style:list-level-properties text:space-before="0in" text:min-label-width="0.29514in"/>
        <style:text-properties fo:font-family="Times New Roman" style:font-family-generic="roman" style:font-pitch="variable" fo:font-size="100%"/>
      </text:list-level-style-bullet>
      <text:list-level-style-bullet text:level="2" text:bullet-char="–">
        <style:list-level-properties text:space-before="0.5in" text:min-label-width="0.29514in"/>
        <style:text-properties fo:font-family="Times New Roman" style:font-family-generic="roman" style:font-pitch="variable" fo:font-size="100%"/>
      </text:list-level-style-bullet>
      <text:list-level-style-bullet text:level="3" text:bullet-char="–">
        <style:list-level-properties text:space-before="1in" text:min-label-width="0.29514in"/>
        <style:text-properties fo:font-family="Times New Roman" style:font-family-generic="roman" style:font-pitch="variable" fo:font-size="100%"/>
      </text:list-level-style-bullet>
      <text:list-level-style-bullet text:level="4" text:bullet-char="–">
        <style:list-level-properties text:space-before="1.5in" text:min-label-width="0.29514in"/>
        <style:text-properties fo:font-family="Times New Roman" style:font-family-generic="roman" style:font-pitch="variable" fo:font-size="100%"/>
      </text:list-level-style-bullet>
      <text:list-level-style-bullet text:level="5" text:bullet-char="–">
        <style:list-level-properties text:space-before="2in" text:min-label-width="0.29514in"/>
        <style:text-properties fo:font-family="Times New Roman" style:font-family-generic="roman" style:font-pitch="variable" fo:font-size="100%"/>
      </text:list-level-style-bullet>
      <text:list-level-style-bullet text:level="6" text:bullet-char="–">
        <style:list-level-properties text:space-before="2.5in" text:min-label-width="0.29514in"/>
        <style:text-properties fo:font-family="Times New Roman" style:font-family-generic="roman" style:font-pitch="variable" fo:font-size="100%"/>
      </text:list-level-style-bullet>
      <text:list-level-style-bullet text:level="7" text:bullet-char="–">
        <style:list-level-properties text:space-before="3in" text:min-label-width="0.29514in"/>
        <style:text-properties fo:font-family="Times New Roman" style:font-family-generic="roman" style:font-pitch="variable" fo:font-size="100%"/>
      </text:list-level-style-bullet>
      <text:list-level-style-bullet text:level="8" text:bullet-char="–">
        <style:list-level-properties text:space-before="3.5in" text:min-label-width="0.29514in"/>
        <style:text-properties fo:font-family="Times New Roman" style:font-family-generic="roman" style:font-pitch="variable" fo:font-size="100%"/>
      </text:list-level-style-bullet>
      <text:list-level-style-bullet text:level="9" text:bullet-char="–">
        <style:list-level-properties text:space-before="4in" text:min-label-width="0.29514in"/>
        <style:text-properties fo:font-family="Times New Roman" style:font-family-generic="roman" style:font-pitch="variable" fo:font-size="100%"/>
      </text:list-level-style-bullet>
    </text:list-style>
    <text:list-style style:name="a117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16">
      <text:list-level-style-bullet text:level="1" text:bullet-char="-">
        <style:list-level-properties text:space-before="0.13542in" text:min-label-width="0.5in"/>
        <style:text-properties fo:font-size="100%"/>
      </text:list-level-style-bullet>
      <text:list-level-style-bullet text:level="2" text:bullet-char="-">
        <style:list-level-properties text:space-before="0.63542in" text:min-label-width="0.5in"/>
        <style:text-properties fo:font-size="100%"/>
      </text:list-level-style-bullet>
      <text:list-level-style-bullet text:level="3" text:bullet-char="-">
        <style:list-level-properties text:space-before="1.13542in" text:min-label-width="0.5in"/>
        <style:text-properties fo:font-size="100%"/>
      </text:list-level-style-bullet>
      <text:list-level-style-bullet text:level="4" text:bullet-char="-">
        <style:list-level-properties text:space-before="1.63542in" text:min-label-width="0.5in"/>
        <style:text-properties fo:font-size="100%"/>
      </text:list-level-style-bullet>
      <text:list-level-style-bullet text:level="5" text:bullet-char="-">
        <style:list-level-properties text:space-before="2.13542in" text:min-label-width="0.5in"/>
        <style:text-properties fo:font-size="100%"/>
      </text:list-level-style-bullet>
      <text:list-level-style-bullet text:level="6" text:bullet-char="-">
        <style:list-level-properties text:space-before="2.63542in" text:min-label-width="0.5in"/>
        <style:text-properties fo:font-size="100%"/>
      </text:list-level-style-bullet>
      <text:list-level-style-bullet text:level="7" text:bullet-char="-">
        <style:list-level-properties text:space-before="3.13542in" text:min-label-width="0.5in"/>
        <style:text-properties fo:font-size="100%"/>
      </text:list-level-style-bullet>
      <text:list-level-style-bullet text:level="8" text:bullet-char="-">
        <style:list-level-properties text:space-before="3.63542in" text:min-label-width="0.5in"/>
        <style:text-properties fo:font-size="100%"/>
      </text:list-level-style-bullet>
      <text:list-level-style-bullet text:level="9" text:bullet-char="-">
        <style:list-level-properties text:space-before="4.13542in" text:min-label-width="0.5in"/>
        <style:text-properties fo:font-size="100%"/>
      </text:list-level-style-bullet>
    </text:list-style>
    <text:list-style style:name="a381">
      <text:list-level-style-bullet text:level="1" text:bullet-char="–">
        <style:list-level-properties text:space-before="0in" text:min-label-width="0.29514in"/>
        <style:text-properties fo:font-family="Times New Roman" style:font-family-generic="roman" style:font-pitch="variable" fo:font-size="100%"/>
      </text:list-level-style-bullet>
      <text:list-level-style-bullet text:level="2" text:bullet-char="–">
        <style:list-level-properties text:space-before="0.5in" text:min-label-width="0.29514in"/>
        <style:text-properties fo:font-family="Times New Roman" style:font-family-generic="roman" style:font-pitch="variable" fo:font-size="100%"/>
      </text:list-level-style-bullet>
      <text:list-level-style-bullet text:level="3" text:bullet-char="–">
        <style:list-level-properties text:space-before="1in" text:min-label-width="0.29514in"/>
        <style:text-properties fo:font-family="Times New Roman" style:font-family-generic="roman" style:font-pitch="variable" fo:font-size="100%"/>
      </text:list-level-style-bullet>
      <text:list-level-style-bullet text:level="4" text:bullet-char="–">
        <style:list-level-properties text:space-before="1.5in" text:min-label-width="0.29514in"/>
        <style:text-properties fo:font-family="Times New Roman" style:font-family-generic="roman" style:font-pitch="variable" fo:font-size="100%"/>
      </text:list-level-style-bullet>
      <text:list-level-style-bullet text:level="5" text:bullet-char="–">
        <style:list-level-properties text:space-before="2in" text:min-label-width="0.29514in"/>
        <style:text-properties fo:font-family="Times New Roman" style:font-family-generic="roman" style:font-pitch="variable" fo:font-size="100%"/>
      </text:list-level-style-bullet>
      <text:list-level-style-bullet text:level="6" text:bullet-char="–">
        <style:list-level-properties text:space-before="2.5in" text:min-label-width="0.29514in"/>
        <style:text-properties fo:font-family="Times New Roman" style:font-family-generic="roman" style:font-pitch="variable" fo:font-size="100%"/>
      </text:list-level-style-bullet>
      <text:list-level-style-bullet text:level="7" text:bullet-char="–">
        <style:list-level-properties text:space-before="3in" text:min-label-width="0.29514in"/>
        <style:text-properties fo:font-family="Times New Roman" style:font-family-generic="roman" style:font-pitch="variable" fo:font-size="100%"/>
      </text:list-level-style-bullet>
      <text:list-level-style-bullet text:level="8" text:bullet-char="–">
        <style:list-level-properties text:space-before="3.5in" text:min-label-width="0.29514in"/>
        <style:text-properties fo:font-family="Times New Roman" style:font-family-generic="roman" style:font-pitch="variable" fo:font-size="100%"/>
      </text:list-level-style-bullet>
      <text:list-level-style-bullet text:level="9" text:bullet-char="–">
        <style:list-level-properties text:space-before="4in" text:min-label-width="0.29514in"/>
        <style:text-properties fo:font-family="Times New Roman" style:font-family-generic="roman" style:font-pitch="variable" fo:font-size="100%"/>
      </text:list-level-style-bullet>
    </text:list-style>
    <text:list-style style:name="a62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9514in"/>
        <style:text-properties fo:font-family="Times New Roman" style:font-family-generic="roman" style:font-pitch="variable" fo:font-size="100%"/>
      </text:list-level-style-bullet>
      <text:list-level-style-bullet text:level="2" text:bullet-char="–">
        <style:list-level-properties text:space-before="0.5in" text:min-label-width="0.29514in"/>
        <style:text-properties fo:font-family="Times New Roman" style:font-family-generic="roman" style:font-pitch="variable" fo:font-size="100%"/>
      </text:list-level-style-bullet>
      <text:list-level-style-bullet text:level="3" text:bullet-char="–">
        <style:list-level-properties text:space-before="1in" text:min-label-width="0.29514in"/>
        <style:text-properties fo:font-family="Times New Roman" style:font-family-generic="roman" style:font-pitch="variable" fo:font-size="100%"/>
      </text:list-level-style-bullet>
      <text:list-level-style-bullet text:level="4" text:bullet-char="–">
        <style:list-level-properties text:space-before="1.5in" text:min-label-width="0.29514in"/>
        <style:text-properties fo:font-family="Times New Roman" style:font-family-generic="roman" style:font-pitch="variable" fo:font-size="100%"/>
      </text:list-level-style-bullet>
      <text:list-level-style-bullet text:level="5" text:bullet-char="–">
        <style:list-level-properties text:space-before="2in" text:min-label-width="0.29514in"/>
        <style:text-properties fo:font-family="Times New Roman" style:font-family-generic="roman" style:font-pitch="variable" fo:font-size="100%"/>
      </text:list-level-style-bullet>
      <text:list-level-style-bullet text:level="6" text:bullet-char="–">
        <style:list-level-properties text:space-before="2.5in" text:min-label-width="0.29514in"/>
        <style:text-properties fo:font-family="Times New Roman" style:font-family-generic="roman" style:font-pitch="variable" fo:font-size="100%"/>
      </text:list-level-style-bullet>
      <text:list-level-style-bullet text:level="7" text:bullet-char="–">
        <style:list-level-properties text:space-before="3in" text:min-label-width="0.29514in"/>
        <style:text-properties fo:font-family="Times New Roman" style:font-family-generic="roman" style:font-pitch="variable" fo:font-size="100%"/>
      </text:list-level-style-bullet>
      <text:list-level-style-bullet text:level="8" text:bullet-char="–">
        <style:list-level-properties text:space-before="3.5in" text:min-label-width="0.29514in"/>
        <style:text-properties fo:font-family="Times New Roman" style:font-family-generic="roman" style:font-pitch="variable" fo:font-size="100%"/>
      </text:list-level-style-bullet>
      <text:list-level-style-bullet text:level="9" text:bullet-char="–">
        <style:list-level-properties text:space-before="4in" text:min-label-width="0.29514in"/>
        <style:text-properties fo:font-family="Times New Roman" style:font-family-generic="roman" style:font-pitch="variable" fo:font-size="100%"/>
      </text:list-level-style-bullet>
    </text:list-style>
    <text:list-style style:name="a102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9514in"/>
        <style:text-properties fo:font-family="Times New Roman" style:font-family-generic="roman" style:font-pitch="variable" fo:font-size="100%"/>
      </text:list-level-style-bullet>
      <text:list-level-style-bullet text:level="2" text:bullet-char="–">
        <style:list-level-properties text:space-before="0.5in" text:min-label-width="0.29514in"/>
        <style:text-properties fo:font-family="Times New Roman" style:font-family-generic="roman" style:font-pitch="variable" fo:font-size="100%"/>
      </text:list-level-style-bullet>
      <text:list-level-style-bullet text:level="3" text:bullet-char="–">
        <style:list-level-properties text:space-before="1in" text:min-label-width="0.29514in"/>
        <style:text-properties fo:font-family="Times New Roman" style:font-family-generic="roman" style:font-pitch="variable" fo:font-size="100%"/>
      </text:list-level-style-bullet>
      <text:list-level-style-bullet text:level="4" text:bullet-char="–">
        <style:list-level-properties text:space-before="1.5in" text:min-label-width="0.29514in"/>
        <style:text-properties fo:font-family="Times New Roman" style:font-family-generic="roman" style:font-pitch="variable" fo:font-size="100%"/>
      </text:list-level-style-bullet>
      <text:list-level-style-bullet text:level="5" text:bullet-char="–">
        <style:list-level-properties text:space-before="2in" text:min-label-width="0.29514in"/>
        <style:text-properties fo:font-family="Times New Roman" style:font-family-generic="roman" style:font-pitch="variable" fo:font-size="100%"/>
      </text:list-level-style-bullet>
      <text:list-level-style-bullet text:level="6" text:bullet-char="–">
        <style:list-level-properties text:space-before="2.5in" text:min-label-width="0.29514in"/>
        <style:text-properties fo:font-family="Times New Roman" style:font-family-generic="roman" style:font-pitch="variable" fo:font-size="100%"/>
      </text:list-level-style-bullet>
      <text:list-level-style-bullet text:level="7" text:bullet-char="–">
        <style:list-level-properties text:space-before="3in" text:min-label-width="0.29514in"/>
        <style:text-properties fo:font-family="Times New Roman" style:font-family-generic="roman" style:font-pitch="variable" fo:font-size="100%"/>
      </text:list-level-style-bullet>
      <text:list-level-style-bullet text:level="8" text:bullet-char="–">
        <style:list-level-properties text:space-before="3.5in" text:min-label-width="0.29514in"/>
        <style:text-properties fo:font-family="Times New Roman" style:font-family-generic="roman" style:font-pitch="variable" fo:font-size="100%"/>
      </text:list-level-style-bullet>
      <text:list-level-style-bullet text:level="9" text:bullet-char="–">
        <style:list-level-properties text:space-before="4in" text:min-label-width="0.29514in"/>
        <style:text-properties fo:font-family="Times New Roman" style:font-family-generic="roman" style:font-pitch="variable" fo:font-size="100%"/>
      </text:list-level-style-bullet>
    </text:list-style>
    <text:list-style style:name="a111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13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72">
      <text:list-level-style-bullet text:level="1" text:bullet-char="–">
        <style:list-level-properties text:space-before="0in" text:min-label-width="0.29514in"/>
        <style:text-properties fo:font-family="Times New Roman" style:font-family-generic="roman" style:font-pitch="variable" fo:font-size="100%"/>
      </text:list-level-style-bullet>
      <text:list-level-style-bullet text:level="2" text:bullet-char="–">
        <style:list-level-properties text:space-before="0.5in" text:min-label-width="0.29514in"/>
        <style:text-properties fo:font-family="Times New Roman" style:font-family-generic="roman" style:font-pitch="variable" fo:font-size="100%"/>
      </text:list-level-style-bullet>
      <text:list-level-style-bullet text:level="3" text:bullet-char="–">
        <style:list-level-properties text:space-before="1in" text:min-label-width="0.29514in"/>
        <style:text-properties fo:font-family="Times New Roman" style:font-family-generic="roman" style:font-pitch="variable" fo:font-size="100%"/>
      </text:list-level-style-bullet>
      <text:list-level-style-bullet text:level="4" text:bullet-char="–">
        <style:list-level-properties text:space-before="1.5in" text:min-label-width="0.29514in"/>
        <style:text-properties fo:font-family="Times New Roman" style:font-family-generic="roman" style:font-pitch="variable" fo:font-size="100%"/>
      </text:list-level-style-bullet>
      <text:list-level-style-bullet text:level="5" text:bullet-char="–">
        <style:list-level-properties text:space-before="2in" text:min-label-width="0.29514in"/>
        <style:text-properties fo:font-family="Times New Roman" style:font-family-generic="roman" style:font-pitch="variable" fo:font-size="100%"/>
      </text:list-level-style-bullet>
      <text:list-level-style-bullet text:level="6" text:bullet-char="–">
        <style:list-level-properties text:space-before="2.5in" text:min-label-width="0.29514in"/>
        <style:text-properties fo:font-family="Times New Roman" style:font-family-generic="roman" style:font-pitch="variable" fo:font-size="100%"/>
      </text:list-level-style-bullet>
      <text:list-level-style-bullet text:level="7" text:bullet-char="–">
        <style:list-level-properties text:space-before="3in" text:min-label-width="0.29514in"/>
        <style:text-properties fo:font-family="Times New Roman" style:font-family-generic="roman" style:font-pitch="variable" fo:font-size="100%"/>
      </text:list-level-style-bullet>
      <text:list-level-style-bullet text:level="8" text:bullet-char="–">
        <style:list-level-properties text:space-before="3.5in" text:min-label-width="0.29514in"/>
        <style:text-properties fo:font-family="Times New Roman" style:font-family-generic="roman" style:font-pitch="variable" fo:font-size="100%"/>
      </text:list-level-style-bullet>
      <text:list-level-style-bullet text:level="9" text:bullet-char="–">
        <style:list-level-properties text:space-before="4in" text:min-label-width="0.29514in"/>
        <style:text-properties fo:font-family="Times New Roman" style:font-family-generic="roman" style:font-pitch="variable" fo:font-size="100%"/>
      </text:list-level-style-bullet>
    </text:list-style>
    <text:list-style style:name="a118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375">
      <text:list-level-style-bullet text:level="1" text:bullet-char="–">
        <style:list-level-properties text:space-before="0in" text:min-label-width="0.29514in"/>
        <style:text-properties fo:font-family="Times New Roman" style:font-family-generic="roman" style:font-pitch="variable" fo:font-size="100%"/>
      </text:list-level-style-bullet>
      <text:list-level-style-bullet text:level="2" text:bullet-char="–">
        <style:list-level-properties text:space-before="0.5in" text:min-label-width="0.29514in"/>
        <style:text-properties fo:font-family="Times New Roman" style:font-family-generic="roman" style:font-pitch="variable" fo:font-size="100%"/>
      </text:list-level-style-bullet>
      <text:list-level-style-bullet text:level="3" text:bullet-char="–">
        <style:list-level-properties text:space-before="1in" text:min-label-width="0.29514in"/>
        <style:text-properties fo:font-family="Times New Roman" style:font-family-generic="roman" style:font-pitch="variable" fo:font-size="100%"/>
      </text:list-level-style-bullet>
      <text:list-level-style-bullet text:level="4" text:bullet-char="–">
        <style:list-level-properties text:space-before="1.5in" text:min-label-width="0.29514in"/>
        <style:text-properties fo:font-family="Times New Roman" style:font-family-generic="roman" style:font-pitch="variable" fo:font-size="100%"/>
      </text:list-level-style-bullet>
      <text:list-level-style-bullet text:level="5" text:bullet-char="–">
        <style:list-level-properties text:space-before="2in" text:min-label-width="0.29514in"/>
        <style:text-properties fo:font-family="Times New Roman" style:font-family-generic="roman" style:font-pitch="variable" fo:font-size="100%"/>
      </text:list-level-style-bullet>
      <text:list-level-style-bullet text:level="6" text:bullet-char="–">
        <style:list-level-properties text:space-before="2.5in" text:min-label-width="0.29514in"/>
        <style:text-properties fo:font-family="Times New Roman" style:font-family-generic="roman" style:font-pitch="variable" fo:font-size="100%"/>
      </text:list-level-style-bullet>
      <text:list-level-style-bullet text:level="7" text:bullet-char="–">
        <style:list-level-properties text:space-before="3in" text:min-label-width="0.29514in"/>
        <style:text-properties fo:font-family="Times New Roman" style:font-family-generic="roman" style:font-pitch="variable" fo:font-size="100%"/>
      </text:list-level-style-bullet>
      <text:list-level-style-bullet text:level="8" text:bullet-char="–">
        <style:list-level-properties text:space-before="3.5in" text:min-label-width="0.29514in"/>
        <style:text-properties fo:font-family="Times New Roman" style:font-family-generic="roman" style:font-pitch="variable" fo:font-size="100%"/>
      </text:list-level-style-bullet>
      <text:list-level-style-bullet text:level="9" text:bullet-char="–">
        <style:list-level-properties text:space-before="4in" text:min-label-width="0.29514in"/>
        <style:text-properties fo:font-family="Times New Roman" style:font-family-generic="roman" style:font-pitch="variable" fo:font-size="100%"/>
      </text:list-level-style-bullet>
    </text:list-style>
    <text:list-style style:name="a118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378">
      <text:list-level-style-bullet text:level="1" text:bullet-char="–">
        <style:list-level-properties text:space-before="0in" text:min-label-width="0.29514in"/>
        <style:text-properties fo:font-family="Times New Roman" style:font-family-generic="roman" style:font-pitch="variable" fo:font-size="100%"/>
      </text:list-level-style-bullet>
      <text:list-level-style-bullet text:level="2" text:bullet-char="–">
        <style:list-level-properties text:space-before="0.5in" text:min-label-width="0.29514in"/>
        <style:text-properties fo:font-family="Times New Roman" style:font-family-generic="roman" style:font-pitch="variable" fo:font-size="100%"/>
      </text:list-level-style-bullet>
      <text:list-level-style-bullet text:level="3" text:bullet-char="–">
        <style:list-level-properties text:space-before="1in" text:min-label-width="0.29514in"/>
        <style:text-properties fo:font-family="Times New Roman" style:font-family-generic="roman" style:font-pitch="variable" fo:font-size="100%"/>
      </text:list-level-style-bullet>
      <text:list-level-style-bullet text:level="4" text:bullet-char="–">
        <style:list-level-properties text:space-before="1.5in" text:min-label-width="0.29514in"/>
        <style:text-properties fo:font-family="Times New Roman" style:font-family-generic="roman" style:font-pitch="variable" fo:font-size="100%"/>
      </text:list-level-style-bullet>
      <text:list-level-style-bullet text:level="5" text:bullet-char="–">
        <style:list-level-properties text:space-before="2in" text:min-label-width="0.29514in"/>
        <style:text-properties fo:font-family="Times New Roman" style:font-family-generic="roman" style:font-pitch="variable" fo:font-size="100%"/>
      </text:list-level-style-bullet>
      <text:list-level-style-bullet text:level="6" text:bullet-char="–">
        <style:list-level-properties text:space-before="2.5in" text:min-label-width="0.29514in"/>
        <style:text-properties fo:font-family="Times New Roman" style:font-family-generic="roman" style:font-pitch="variable" fo:font-size="100%"/>
      </text:list-level-style-bullet>
      <text:list-level-style-bullet text:level="7" text:bullet-char="–">
        <style:list-level-properties text:space-before="3in" text:min-label-width="0.29514in"/>
        <style:text-properties fo:font-family="Times New Roman" style:font-family-generic="roman" style:font-pitch="variable" fo:font-size="100%"/>
      </text:list-level-style-bullet>
      <text:list-level-style-bullet text:level="8" text:bullet-char="–">
        <style:list-level-properties text:space-before="3.5in" text:min-label-width="0.29514in"/>
        <style:text-properties fo:font-family="Times New Roman" style:font-family-generic="roman" style:font-pitch="variable" fo:font-size="100%"/>
      </text:list-level-style-bullet>
      <text:list-level-style-bullet text:level="9" text:bullet-char="–">
        <style:list-level-properties text:space-before="4in" text:min-label-width="0.29514in"/>
        <style:text-properties fo:font-family="Times New Roman" style:font-family-generic="roman" style:font-pitch="variable" fo:font-size="100%"/>
      </text:list-level-style-bullet>
    </text:list-style>
    <text:list-style style:name="a118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0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1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3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9514in"/>
        <style:text-properties fo:font-family="Times New Roman" style:font-family-generic="roman" style:font-pitch="variable" fo:font-size="100%"/>
      </text:list-level-style-bullet>
      <text:list-level-style-bullet text:level="2" text:bullet-char="–">
        <style:list-level-properties text:space-before="0.5in" text:min-label-width="0.29514in"/>
        <style:text-properties fo:font-family="Times New Roman" style:font-family-generic="roman" style:font-pitch="variable" fo:font-size="100%"/>
      </text:list-level-style-bullet>
      <text:list-level-style-bullet text:level="3" text:bullet-char="–">
        <style:list-level-properties text:space-before="1in" text:min-label-width="0.29514in"/>
        <style:text-properties fo:font-family="Times New Roman" style:font-family-generic="roman" style:font-pitch="variable" fo:font-size="100%"/>
      </text:list-level-style-bullet>
      <text:list-level-style-bullet text:level="4" text:bullet-char="–">
        <style:list-level-properties text:space-before="1.5in" text:min-label-width="0.29514in"/>
        <style:text-properties fo:font-family="Times New Roman" style:font-family-generic="roman" style:font-pitch="variable" fo:font-size="100%"/>
      </text:list-level-style-bullet>
      <text:list-level-style-bullet text:level="5" text:bullet-char="–">
        <style:list-level-properties text:space-before="2in" text:min-label-width="0.29514in"/>
        <style:text-properties fo:font-family="Times New Roman" style:font-family-generic="roman" style:font-pitch="variable" fo:font-size="100%"/>
      </text:list-level-style-bullet>
      <text:list-level-style-bullet text:level="6" text:bullet-char="–">
        <style:list-level-properties text:space-before="2.5in" text:min-label-width="0.29514in"/>
        <style:text-properties fo:font-family="Times New Roman" style:font-family-generic="roman" style:font-pitch="variable" fo:font-size="100%"/>
      </text:list-level-style-bullet>
      <text:list-level-style-bullet text:level="7" text:bullet-char="–">
        <style:list-level-properties text:space-before="3in" text:min-label-width="0.29514in"/>
        <style:text-properties fo:font-family="Times New Roman" style:font-family-generic="roman" style:font-pitch="variable" fo:font-size="100%"/>
      </text:list-level-style-bullet>
      <text:list-level-style-bullet text:level="8" text:bullet-char="–">
        <style:list-level-properties text:space-before="3.5in" text:min-label-width="0.29514in"/>
        <style:text-properties fo:font-family="Times New Roman" style:font-family-generic="roman" style:font-pitch="variable" fo:font-size="100%"/>
      </text:list-level-style-bullet>
      <text:list-level-style-bullet text:level="9" text:bullet-char="–">
        <style:list-level-properties text:space-before="4in" text:min-label-width="0.29514in"/>
        <style:text-properties fo:font-family="Times New Roman" style:font-family-generic="roman" style:font-pitch="variable" fo:font-size="100%"/>
      </text:list-level-style-bullet>
    </text:list-style>
    <text:list-style style:name="a112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12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6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2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6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office:automatic-styles>
  <office:body>
    <office:presentation>
      <draw:page draw:name="Slide1" draw:style-name="a335" draw:master-page-name="Master1-Layout1-title-Diapositive-de-titre" presentation:presentation-page-layout-name="Master1-PPL1" draw:id="Slide-256">
        <draw:frame draw:id="id63" presentation:style-name="a338" draw:name="Titre 1" svg:x="0in" svg:y="1.93846in" svg:width="13.33333in" svg:height="1.60777in" presentation:class="title" presentation:placeholder="false">
          <draw:text-box>
            <text:p text:style-name="a337" text:class-names="" text:cond-style-name=""><text:span text:style-name="a336" text:class-names="">Langage C#</text:span></text:p>
          </draw:text-box>
          <svg:title/>
          <svg:desc/>
        </draw:frame>
        <draw:frame draw:id="id64" presentation:style-name="a343" draw:name="Sous-titre 2" svg:x="3.45833in" svg:y="4.77251in" svg:width="6.41667in" svg:height="0.77415in" presentation:class="subtitle" presentation:placeholder="false">
          <draw:text-box>
            <text:p text:style-name="a340" text:class-names="" text:cond-style-name=""><text:span text:style-name="a339" text:class-names="">Mademoiselle FANOMEZANA Mihajasoa Léa</text:span></text:p>
            <text:p text:style-name="a342" text:class-names="" text:cond-style-name=""><text:span text:style-name="a341" text:class-names="">2022</text:span></text:p>
          </draw:text-box>
          <svg:title/>
          <svg:desc/>
        </draw:frame>
        <draw:frame draw:id="id65" draw:style-name="a350" draw:name="ZoneTexte 5" svg:x="2.78462in" svg:y="3.75in" svg:width="8.19871in" svg:height="0.77415in">
          <draw:text-box>
            <text:p text:style-name="a349" text:class-names="" text:cond-style-name=""><text:span text:style-name="a344" text:class-names="">Chapitre<text:s text:c="1"/></text:span><text:span text:style-name="a345" text:class-names="">III<text:s text:c="1"/></text:span><text:span text:style-name="a346" text:class-names="">:<text:s text:c="1"/></text:span><text:span text:style-name="a347" text:class-names="">Programmation Objet</text:span><text:span text:style-name="a348" text:class-names=""/></text:p>
          </draw:text-box>
          <svg:title/>
          <svg:desc/>
        </draw:frame>
      </draw:page>
      <draw:page draw:name="Slide4" draw:style-name="a351" draw:master-page-name="Master1-Layout1-title-Diapositive-de-titre" presentation:presentation-page-layout-name="Master1-PPL1" draw:id="Slide-259">
        <draw:frame draw:id="id66" presentation:style-name="a354" draw:name="Titre 1" svg:x="0in" svg:y="0.23779in" svg:width="13.33333in" svg:height="0.56845in" presentation:class="title" presentation:placeholder="false">
          <draw:text-box>
            <text:p text:style-name="a353" text:class-names="" text:cond-style-name=""><text:span text:style-name="a352" text:class-names="">Définition d’un Programme Orientée Objet</text:span></text:p>
          </draw:text-box>
          <svg:title/>
          <svg:desc/>
        </draw:frame>
        <draw:frame draw:id="id67" draw:style-name="a364" draw:name="ZoneTexte 4" svg:x="0.4in" svg:y="1.02845in" svg:width="12.53333in" svg:height="1.51465in">
          <draw:text-box>
            <text:p text:style-name="a356" text:class-names="" text:cond-style-name=""><text:span text:style-name="a355" text:class-names="">La programmation orientée objet consiste<text:s text:c="1"/></text:span></text:p>
            <text:list text:style-name="a360">
              <text:list-item>
                <text:p text:style-name="a359" text:class-names="" text:cond-style-name=""><text:span text:style-name="a357" text:class-names="">En la définition et l'interaction de briques logicielles appelées<text:s text:c="1"/></text:span><text:span text:style-name="a358" text:class-names="">Objet</text:span></text:p>
              </text:list-item>
            </text:list>
            <text:list text:style-name="a363">
              <text:list-item>
                <text:p text:style-name="a362" text:class-names="" text:cond-style-name=""><text:span text:style-name="a361" text:class-names="">A créer des objets contenant à la fois des données et des méthodes</text:span></text:p>
              </text:list-item>
            </text:list>
          </draw:text-box>
          <svg:title/>
          <svg:desc/>
        </draw:frame>
        <draw:frame draw:id="id68" draw:style-name="a391" draw:name="ZoneTexte 7" svg:x="0.4in" svg:y="2.54468in" svg:width="12.18334in" svg:height="4.82444in">
          <draw:text-box>
            <text:p text:style-name="a366" text:class-names="" text:cond-style-name=""><text:span text:style-name="a365" text:class-names="">Il est possible avec C# de mettre en œuvre les principes de l'objet suivant :</text:span></text:p>
            <text:list text:style-name="a369">
              <text:list-item>
                <text:list text:style-name="a369">
                  <text:list-item>
                    <text:p text:style-name="a368" text:class-names="" text:cond-style-name=""><text:span text:style-name="a367" text:class-names="">surcharge de méthodes</text:span></text:p>
                  </text:list-item>
                </text:list>
              </text:list-item>
            </text:list>
            <text:list text:style-name="a372">
              <text:list-item>
                <text:list text:style-name="a372">
                  <text:list-item>
                    <text:p text:style-name="a371" text:class-names="" text:cond-style-name=""><text:span text:style-name="a370" text:class-names="">tableaux d'objets</text:span></text:p>
                  </text:list-item>
                </text:list>
              </text:list-item>
            </text:list>
            <text:list text:style-name="a375">
              <text:list-item>
                <text:list text:style-name="a375">
                  <text:list-item>
                    <text:p text:style-name="a374" text:class-names="" text:cond-style-name=""><text:span text:style-name="a373" text:class-names="">champs et méthodes statiques</text:span></text:p>
                  </text:list-item>
                </text:list>
              </text:list-item>
            </text:list>
            <text:list text:style-name="a378">
              <text:list-item>
                <text:list text:style-name="a378">
                  <text:list-item>
                    <text:p text:style-name="a377" text:class-names="" text:cond-style-name=""><text:span text:style-name="a376" text:class-names="">polymorphisme</text:span></text:p>
                  </text:list-item>
                </text:list>
              </text:list-item>
            </text:list>
            <text:list text:style-name="a381">
              <text:list-item>
                <text:list text:style-name="a381">
                  <text:list-item>
                    <text:p text:style-name="a380" text:class-names="" text:cond-style-name=""><text:span text:style-name="a379" text:class-names="">composition</text:span></text:p>
                  </text:list-item>
                </text:list>
              </text:list-item>
            </text:list>
            <text:list text:style-name="a384">
              <text:list-item>
                <text:list text:style-name="a384">
                  <text:list-item>
                    <text:p text:style-name="a383" text:class-names="" text:cond-style-name=""><text:span text:style-name="a382" text:class-names="">héritage (pas d'héritage multiple)</text:span></text:p>
                  </text:list-item>
                </text:list>
              </text:list-item>
            </text:list>
            <text:list text:style-name="a387">
              <text:list-item>
                <text:list text:style-name="a387">
                  <text:list-item>
                    <text:p text:style-name="a386" text:class-names="" text:cond-style-name=""><text:span text:style-name="a385" text:class-names="">classes abstraites<text:s text:c="1"/></text:span></text:p>
                  </text:list-item>
                </text:list>
              </text:list-item>
            </text:list>
            <text:list text:style-name="a390">
              <text:list-item>
                <text:list text:style-name="a390">
                  <text:list-item>
                    <text:p text:style-name="a389" text:class-names="" text:cond-style-name=""><text:span text:style-name="a388" text:class-names="">interfaces</text:span></text:p>
                  </text:list-item>
                </text:list>
              </text:list-item>
            </text:list>
          </draw:text-box>
          <svg:title/>
          <svg:desc/>
        </draw:frame>
      </draw:page>
      <draw:page draw:name="Slide2" draw:style-name="a392" draw:master-page-name="Master1-Layout1-title-Diapositive-de-titre" presentation:presentation-page-layout-name="Master1-PPL1" draw:id="Slide-257">
        <draw:frame draw:id="id69" presentation:style-name="a395" draw:name="Titre 1" svg:x="0in" svg:y="0.23779in" svg:width="13.33333in" svg:height="0.56845in" presentation:class="title" presentation:placeholder="false">
          <draw:text-box>
            <text:p text:style-name="a394" text:class-names="" text:cond-style-name=""><text:span text:style-name="a393" text:class-names="">Classes et Objet</text:span></text:p>
          </draw:text-box>
          <svg:title/>
          <svg:desc/>
        </draw:frame>
        <draw:frame draw:id="id70" draw:style-name="a398" draw:name="ZoneTexte 10" svg:x="0.08974in" svg:y="1.03532in" svg:width="13.15385in" svg:height="0.5722in">
          <draw:text-box>
            <text:p text:style-name="a397" text:class-names="" text:cond-style-name=""><text:span text:style-name="a396" text:class-names="">Ce sont les deux principaux aspects de la programmation orientée Objet</text:span></text:p>
          </draw:text-box>
          <svg:title/>
          <svg:desc/>
        </draw:frame>
        <draw:frame draw:id="id71" draw:style-name="a401" draw:name="ZoneTexte 3" svg:x="0.08974in" svg:y="1.98939in" svg:width="13.24359in" svg:height="0.5722in">
          <draw:text-box>
            <text:p text:style-name="a400" text:class-names="" text:cond-style-name=""><text:span text:style-name="a399" text:class-names="">Création d’une classe</text:span></text:p>
          </draw:text-box>
          <svg:title/>
          <svg:desc/>
        </draw:frame>
        <draw:custom-shape svg:x="0.08974in" svg:y="2.94346in" svg:width="13.24359in" svg:height="2.2354in" draw:id="id72" draw:style-name="a422" draw:name="Rectangle 2">
          <svg:title/>
          <svg:desc/>
          <text:p text:style-name="a406" text:class-names="" text:cond-style-name=""><text:span text:style-name="a402" text:class-names="">class</text:span><text:span text:style-name="a403" text:class-names=""><text:s text:c="1"/></text:span><text:span text:style-name="a404" text:class-names="">Voiture</text:span><text:span text:style-name="a405" text:class-names=""><text:s text:c="1"/></text:span></text:p>
          <text:p text:style-name="a408" text:class-names="" text:cond-style-name=""><text:span text:style-name="a407" text:class-names="">{</text:span></text:p>
          <text:p text:style-name="a417" text:class-names="" text:cond-style-name=""><text:span text:style-name="a409" text:class-names=""><text:tab/></text:span><text:span text:style-name="a410" text:class-names="">string</text:span><text:span text:style-name="a411" text:class-names=""><text:s text:c="1"/>couleur<text:s text:c="1"/></text:span><text:span text:style-name="a412" text:class-names="">=</text:span><text:span text:style-name="a413" text:class-names=""><text:s text:c="1"/></text:span><text:span text:style-name="a414" text:class-names="">"rouge"</text:span><text:span text:style-name="a415" text:class-names="">;</text:span><text:span text:style-name="a416" text:class-names=""><text:s text:c="1"/></text:span></text:p>
          <text:p text:style-name="a421" text:class-names="" text:cond-style-name=""><text:span text:style-name="a418" text:class-names="">}</text:span><text:span text:style-name="a419" text:class-names=""><text:s text:c="1"/></text:span><text:span text:style-name="a420" text:class-names=""/></text:p>
          <draw:enhanced-geometry xmlns:dr3d="urn:oasis:names:tc:opendocument:xmlns:dr3d:1.0" draw:type="non-primitive" svg:viewBox="0 0 21600 21600" draw:enhanced-path="M 0 0 L 21600 0 21600 21600 0 21600 Z N"/>
        </draw:custom-shape>
      </draw:page>
      <draw:page draw:name="Slide3" draw:style-name="a423" draw:master-page-name="Master1-Layout1-title-Diapositive-de-titre" presentation:presentation-page-layout-name="Master1-PPL1" draw:id="Slide-258">
        <draw:custom-shape svg:x="0.55833in" svg:y="1.83394in" svg:width="12.21667in" svg:height="5.06274in" draw:id="id73" draw:style-name="a486" draw:name="Rectangle 3">
          <svg:title/>
          <svg:desc/>
          <text:p text:style-name="a428" text:class-names="" text:cond-style-name=""><text:span text:style-name="a424" text:class-names="">class</text:span><text:span text:style-name="a425" text:class-names=""><text:s text:c="1"/></text:span><text:span text:style-name="a426" text:class-names="">Voiture</text:span><text:span text:style-name="a427" text:class-names=""><text:s text:c="1"/></text:span></text:p>
          <text:p text:style-name="a430" text:class-names="" text:cond-style-name=""><text:span text:style-name="a429" text:class-names="">{<text:s text:c="1"/></text:span></text:p>
          <text:p text:style-name="a439" text:class-names="" text:cond-style-name=""><text:span text:style-name="a431" text:class-names=""><text:tab/></text:span><text:span text:style-name="a432" text:class-names="">string</text:span><text:span text:style-name="a433" text:class-names=""><text:s text:c="1"/>couleur<text:s text:c="1"/></text:span><text:span text:style-name="a434" text:class-names="">=</text:span><text:span text:style-name="a435" text:class-names=""><text:s text:c="1"/></text:span><text:span text:style-name="a436" text:class-names="">"red"</text:span><text:span text:style-name="a437" text:class-names="">;</text:span><text:span text:style-name="a438" text:class-names=""/></text:p>
          <text:p text:style-name="a441" text:class-names="" text:cond-style-name=""><text:span text:style-name="a440" text:class-names=""><text:tab/></text:span></text:p>
          <text:p text:style-name="a454" text:class-names="" text:cond-style-name=""><text:span text:style-name="a442" text:class-names=""><text:tab/></text:span><text:span text:style-name="a443" text:class-names="">static</text:span><text:span text:style-name="a444" text:class-names=""><text:s text:c="1"/></text:span><text:span text:style-name="a445" text:class-names="">void</text:span><text:span text:style-name="a446" text:class-names=""><text:s text:c="1"/></text:span><text:span text:style-name="a447" text:class-names="">Main</text:span><text:span text:style-name="a448" text:class-names="">(</text:span><text:span text:style-name="a449" text:class-names="">string</text:span><text:span text:style-name="a450" text:class-names="">[]</text:span><text:span text:style-name="a451" text:class-names=""><text:s text:c="1"/>args</text:span><text:span text:style-name="a452" text:class-names="">)</text:span><text:span text:style-name="a453" text:class-names=""><text:s text:c="1"/></text:span></text:p>
          <text:p text:style-name="a456" text:class-names="" text:cond-style-name=""><text:span text:style-name="a455" text:class-names=""><text:tab/>{</text:span></text:p>
          <text:p text:style-name="a469" text:class-names="" text:cond-style-name=""><text:span text:style-name="a457" text:class-names=""><text:tab/><text:tab/></text:span><text:span text:style-name="a458" text:class-names=""><text:s text:c="1"/>Voiture</text:span><text:span text:style-name="a459" text:class-names=""><text:s text:c="1"/></text:span><text:span text:style-name="a460" text:class-names="">monObjet</text:span><text:span text:style-name="a461" text:class-names=""><text:s text:c="1"/></text:span><text:span text:style-name="a462" text:class-names="">=</text:span><text:span text:style-name="a463" text:class-names=""><text:s text:c="1"/></text:span><text:span text:style-name="a464" text:class-names="">new</text:span><text:span text:style-name="a465" text:class-names=""><text:s text:c="1"/></text:span><text:span text:style-name="a466" text:class-names="">Voiture</text:span><text:span text:style-name="a467" text:class-names="">();</text:span><text:span text:style-name="a468" text:class-names=""/></text:p>
          <text:p text:style-name="a479" text:class-names="" text:cond-style-name=""><text:span text:style-name="a470" text:class-names=""><text:tab/><text:tab/> Console</text:span><text:span text:style-name="a471" text:class-names="">.</text:span><text:span text:style-name="a472" text:class-names="">WriteLine</text:span><text:span text:style-name="a473" text:class-names="">(</text:span><text:span text:style-name="a474" text:class-names="">monObjet</text:span><text:span text:style-name="a475" text:class-names="">.</text:span><text:span text:style-name="a476" text:class-names="">couleur</text:span><text:span text:style-name="a477" text:class-names="">);</text:span><text:span text:style-name="a478" text:class-names=""><text:s text:c="1"/></text:span></text:p>
          <text:p text:style-name="a481" text:class-names="" text:cond-style-name=""><text:span text:style-name="a480" text:class-names=""><text:tab/>}<text:s text:c="1"/></text:span></text:p>
          <text:p text:style-name="a485" text:class-names="" text:cond-style-name=""><text:span text:style-name="a482" text:class-names="">}</text:span><text:span text:style-name="a483" text:class-names=""><text:s text:c="1"/></text:span><text:span text:style-name="a484" text:class-names=""/></text:p>
          <draw:enhanced-geometry xmlns:dr3d="urn:oasis:names:tc:opendocument:xmlns:dr3d:1.0" draw:type="non-primitive" svg:viewBox="0 0 21600 21600" draw:enhanced-path="M 0 0 L 21600 0 21600 21600 0 21600 Z N"/>
        </draw:custom-shape>
        <draw:frame draw:id="id74" draw:style-name="a489" draw:name="ZoneTexte 3" svg:x="0.04487in" svg:y="1.03399in" svg:width="13.24359in" svg:height="0.5722in">
          <draw:text-box>
            <text:p text:style-name="a488" text:class-names="" text:cond-style-name=""><text:span text:style-name="a487" text:class-names="">Création d’un Objet</text:span></text:p>
          </draw:text-box>
          <svg:title/>
          <svg:desc/>
        </draw:frame>
        <draw:frame draw:id="id75" presentation:style-name="a492" draw:name="Titre 1" svg:x="0in" svg:y="0.23779in" svg:width="13.33333in" svg:height="0.56845in" presentation:class="title" presentation:placeholder="false">
          <draw:text-box>
            <text:p text:style-name="a491" text:class-names="" text:cond-style-name=""><text:span text:style-name="a490" text:class-names="">Classes et Objet</text:span></text:p>
          </draw:text-box>
          <svg:title/>
          <svg:desc/>
        </draw:frame>
      </draw:page>
      <draw:page draw:name="Slide5" draw:style-name="a493" draw:master-page-name="Master1-Layout1-title-Diapositive-de-titre" presentation:presentation-page-layout-name="Master1-PPL1" draw:id="Slide-260">
        <draw:frame draw:id="id76" presentation:style-name="a496" draw:name="Titre 1" svg:x="0in" svg:y="0.13044in" svg:width="13.33333in" svg:height="0.66131in" presentation:class="title" presentation:placeholder="false">
          <draw:text-box>
            <text:p text:style-name="a495" text:class-names="" text:cond-style-name=""><text:span text:style-name="a494" text:class-names="">Les constructeurs</text:span></text:p>
          </draw:text-box>
          <svg:title/>
          <svg:desc/>
        </draw:frame>
        <draw:frame draw:id="id77" draw:style-name="a503" draw:name="ZoneTexte 10" svg:x="0.13043in" svg:y="1.02533in" svg:width="13.2029in" svg:height="1.17806in">
          <draw:text-box>
            <text:p text:style-name="a502" text:class-names="" text:cond-style-name=""><text:span text:style-name="a497" text:class-names="">Une<text:s text:c="1"/></text:span><text:span text:style-name="a498" text:class-names="">méthode</text:span><text:span text:style-name="a499" text:class-names=""><text:s text:c="1"/></text:span><text:span text:style-name="a500" text:class-names="">pour l’initialisation des objets et la définition des valeurs initiales pour les champs</text:span><text:span text:style-name="a501" text:class-names=""/></text:p>
          </draw:text-box>
          <svg:title/>
          <svg:desc/>
        </draw:frame>
      </draw:page>
      <draw:page draw:name="Slide6" draw:style-name="a504" draw:master-page-name="Master1-Layout1-title-Diapositive-de-titre" presentation:presentation-page-layout-name="Master1-PPL1" draw:id="Slide-261">
        <draw:custom-shape svg:x="-0.03866in" svg:y="0.09967in" svg:width="13.57199in" svg:height="7.35154in" draw:id="id78" draw:style-name="a614" draw:name="Rectangle 2">
          <svg:title/>
          <svg:desc/>
          <text:p text:style-name="a509" text:class-names="" text:cond-style-name=""><text:span text:style-name="a505" text:class-names="">class</text:span><text:span text:style-name="a506" text:class-names=""><text:s text:c="1"/></text:span><text:span text:style-name="a507" text:class-names="">Voiture</text:span><text:span text:style-name="a508" text:class-names=""/></text:p>
          <text:p text:style-name="a511" text:class-names="" text:cond-style-name=""><text:span text:style-name="a510" text:class-names="">{<text:s text:c="1"/></text:span></text:p>
          <text:p text:style-name="a517" text:class-names="" text:cond-style-name=""><text:span text:style-name="a512" text:class-names=""><text:tab/></text:span><text:span text:style-name="a513" text:class-names="">public</text:span><text:span text:style-name="a514" text:class-names=""><text:s text:c="1"/>string couleur</text:span><text:span text:style-name="a515" text:class-names="">;</text:span><text:span text:style-name="a516" text:class-names=""><text:s text:c="1"/></text:span></text:p>
          <text:p text:style-name="a524" text:class-names="" text:cond-style-name=""><text:span text:style-name="a518" text:class-names=""><text:tab/></text:span><text:span text:style-name="a519" text:class-names="">public</text:span><text:span text:style-name="a520" text:class-names=""><text:s text:c="1"/></text:span><text:span text:style-name="a521" text:class-names="">int</text:span><text:span text:style-name="a522" text:class-names=""><text:s text:c="1"/>annee</text:span><text:span text:style-name="a523" text:class-names="">;</text:span></text:p>
          <text:p text:style-name="a528" text:class-names="" text:cond-style-name=""><text:span text:style-name="a525" text:class-names=""><text:s text:c="1"/><text:tab/></text:span><text:span text:style-name="a526" text:class-names="">// class constructeur</text:span><text:span text:style-name="a527" text:class-names=""/></text:p>
          <text:p text:style-name="a541" text:class-names="" text:cond-style-name=""><text:span text:style-name="a529" text:class-names=""><text:tab/></text:span><text:span text:style-name="a530" text:class-names="">public</text:span><text:span text:style-name="a531" text:class-names=""><text:s text:c="1"/></text:span><text:span text:style-name="a532" text:class-names="">Voiture</text:span><text:span text:style-name="a533" text:class-names="">(</text:span><text:span text:style-name="a534" text:class-names="">string vCouleur</text:span><text:span text:style-name="a535" text:class-names="">,</text:span><text:span text:style-name="a536" text:class-names=""><text:s text:c="1"/></text:span><text:span text:style-name="a537" text:class-names="">int</text:span><text:span text:style-name="a538" text:class-names=""><text:s text:c="1"/>vAnnee</text:span><text:span text:style-name="a539" text:class-names="">)</text:span><text:span text:style-name="a540" text:class-names=""><text:s text:c="1"/></text:span></text:p>
          <text:p text:style-name="a543" text:class-names="" text:cond-style-name=""><text:span text:style-name="a542" text:class-names=""><text:tab/>{</text:span></text:p>
          <text:p text:style-name="a549" text:class-names="" text:cond-style-name=""><text:span text:style-name="a544" text:class-names=""><text:tab/><text:tab/>couleur<text:s text:c="1"/></text:span><text:span text:style-name="a545" text:class-names="">=</text:span><text:span text:style-name="a546" text:class-names=""><text:s text:c="1"/>vCouleur</text:span><text:span text:style-name="a547" text:class-names="">;</text:span><text:span text:style-name="a548" text:class-names=""><text:s text:c="1"/></text:span></text:p>
          <text:p text:style-name="a555" text:class-names="" text:cond-style-name=""><text:span text:style-name="a550" text:class-names=""><text:tab/><text:tab/>annee<text:s text:c="1"/></text:span><text:span text:style-name="a551" text:class-names="">=</text:span><text:span text:style-name="a552" text:class-names=""><text:s text:c="1"/>vAnnee</text:span><text:span text:style-name="a553" text:class-names="">;</text:span><text:span text:style-name="a554" text:class-names=""><text:s text:c="1"/></text:span></text:p>
          <text:p text:style-name="a557" text:class-names="" text:cond-style-name=""><text:span text:style-name="a556" text:class-names=""><text:tab/>}<text:s text:c="1"/></text:span></text:p>
          <text:p text:style-name="a570" text:class-names="" text:cond-style-name=""><text:span text:style-name="a558" text:class-names=""><text:tab/></text:span><text:span text:style-name="a559" text:class-names="">static</text:span><text:span text:style-name="a560" text:class-names=""><text:s text:c="1"/></text:span><text:span text:style-name="a561" text:class-names="">void</text:span><text:span text:style-name="a562" text:class-names=""><text:s text:c="1"/></text:span><text:span text:style-name="a563" text:class-names="">Main</text:span><text:span text:style-name="a564" text:class-names="">(</text:span><text:span text:style-name="a565" text:class-names="">string</text:span><text:span text:style-name="a566" text:class-names="">[]</text:span><text:span text:style-name="a567" text:class-names=""><text:s text:c="1"/>args</text:span><text:span text:style-name="a568" text:class-names="">)</text:span><text:span text:style-name="a569" text:class-names=""><text:s text:c="1"/></text:span></text:p>
          <text:p text:style-name="a572" text:class-names="" text:cond-style-name=""><text:span text:style-name="a571" text:class-names=""><text:tab/>{</text:span></text:p>
          <text:p text:style-name="a588" text:class-names="" text:cond-style-name=""><text:span text:style-name="a573" text:class-names=""><text:tab/></text:span><text:span text:style-name="a574" text:class-names=""><text:tab/>Voiture</text:span><text:span text:style-name="a575" text:class-names=""><text:s text:c="1"/>Renault<text:s text:c="1"/></text:span><text:span text:style-name="a576" text:class-names="">=</text:span><text:span text:style-name="a577" text:class-names=""><text:s text:c="1"/></text:span><text:span text:style-name="a578" text:class-names="">new</text:span><text:span text:style-name="a579" text:class-names=""><text:s text:c="1"/></text:span><text:span text:style-name="a580" text:class-names="">Voiture</text:span><text:span text:style-name="a581" text:class-names="">(</text:span><text:span text:style-name="a582" text:class-names="">"bleu"</text:span><text:span text:style-name="a583" text:class-names="">,</text:span><text:span text:style-name="a584" text:class-names=""><text:s text:c="1"/></text:span><text:span text:style-name="a585" text:class-names="">2000</text:span><text:span text:style-name="a586" text:class-names="">);</text:span><text:span text:style-name="a587" text:class-names=""><text:s text:c="1"/></text:span></text:p>
          <text:p text:style-name="a607" text:class-names="" text:cond-style-name=""><text:span text:style-name="a589" text:class-names=""><text:tab/><text:tab/></text:span><text:span text:style-name="a590" text:class-names="">Console</text:span><text:span text:style-name="a591" text:class-names="">.</text:span><text:span text:style-name="a592" text:class-names="">WriteLine</text:span><text:span text:style-name="a593" text:class-names="">(</text:span><text:span text:style-name="a594" text:class-names="">Renault</text:span><text:span text:style-name="a595" text:class-names="">.</text:span><text:span text:style-name="a596" text:class-names="">couleur<text:s text:c="1"/></text:span><text:span text:style-name="a597" text:class-names="">+</text:span><text:span text:style-name="a598" text:class-names=""><text:s text:c="1"/></text:span><text:span text:style-name="a599" text:class-names="">" "</text:span><text:span text:style-name="a600" text:class-names=""><text:s text:c="1"/></text:span><text:span text:style-name="a601" text:class-names="">+</text:span><text:span text:style-name="a602" text:class-names=""><text:s text:c="1"/>Renault</text:span><text:span text:style-name="a603" text:class-names="">.</text:span><text:span text:style-name="a604" text:class-names=""><text:s text:c="1"/>annee</text:span><text:span text:style-name="a605" text:class-names="">);</text:span><text:span text:style-name="a606" text:class-names=""><text:s text:c="1"/></text:span></text:p>
          <text:p text:style-name="a609" text:class-names="" text:cond-style-name=""><text:span text:style-name="a608" text:class-names=""><text:tab/>}<text:s text:c="1"/></text:span></text:p>
          <text:p text:style-name="a613" text:class-names="" text:cond-style-name=""><text:span text:style-name="a610" text:class-names="">}</text:span><text:span text:style-name="a611" text:class-names=""><text:s text:c="1"/></text:span><text:span text:style-name="a612" text:class-names=""/></text:p>
          <draw:enhanced-geometry xmlns:dr3d="urn:oasis:names:tc:opendocument:xmlns:dr3d:1.0" draw:type="non-primitive" svg:viewBox="0 0 21600 21600" draw:enhanced-path="M 0 0 L 21600 0 21600 21600 0 21600 Z N"/>
        </draw:custom-shape>
      </draw:page>
      <draw:page draw:name="Slide7" draw:style-name="a615" draw:master-page-name="Master1-Layout1-title-Diapositive-de-titre" presentation:presentation-page-layout-name="Master1-PPL1" draw:id="Slide-262">
        <draw:frame draw:id="id79" presentation:style-name="a618" draw:name="Titre 1" svg:x="0in" svg:y="0.13044in" svg:width="13.33333in" svg:height="0.66131in" presentation:class="title" presentation:placeholder="false">
          <draw:text-box>
            <text:p text:style-name="a617" text:class-names="" text:cond-style-name=""><text:span text:style-name="a616" text:class-names="">Héritage</text:span></text:p>
          </draw:text-box>
          <svg:title/>
          <svg:desc/>
        </draw:frame>
        <draw:frame draw:id="id80" draw:style-name="a636" draw:name="ZoneTexte 10" svg:x="0.13043in" svg:y="1.02533in" svg:width="13.2029in" svg:height="5.35176in">
          <draw:text-box>
            <text:p text:style-name="a621" text:class-names="" text:cond-style-name=""><text:span text:style-name="a619" text:class-names="">L’héritage consiste à définir une classe par extension des mécanismes et attributs d’une autre classe</text:span><text:span text:style-name="a620" text:class-names="">.<text:s text:c="1"/></text:span></text:p>
            <text:p text:style-name="a623" text:class-names="" text:cond-style-name=""><text:span text:style-name="a622" text:class-names="">En outre, pour un ensemble d’entités du monde réel donné, cela consiste à regrouper leurs caractéristiques communes dans une classe mère de laquelle seront dérivées les classes (filles) correspondant à ces entités</text:span></text:p>
            <text:p text:style-name="a625" text:class-names="" text:cond-style-name=""><text:span text:style-name="a624" text:class-names=""/></text:p>
            <text:list text:style-name="a629">
              <text:list-item>
                <text:p text:style-name="a628" text:class-names="" text:cond-style-name=""><text:span text:style-name="a626" text:class-names="">Classe dérivée</text:span><text:span text:style-name="a627" text:class-names=""> (enfant) - la classe qui hérite d'une autre classe</text:span></text:p>
              </text:list-item>
            </text:list>
            <text:list text:style-name="a633">
              <text:list-item>
                <text:p text:style-name="a632" text:class-names="" text:cond-style-name=""><text:span text:style-name="a630" text:class-names="">Classe de base</text:span><text:span text:style-name="a631" text:class-names=""> (parent) - la classe héritée de la classe enfant</text:span></text:p>
              </text:list-item>
            </text:list>
            <text:p text:style-name="a635" text:class-names="" text:cond-style-name=""><text:span text:style-name="a634" text:class-names=""/></text:p>
          </draw:text-box>
          <svg:title/>
          <svg:desc/>
        </draw:frame>
      </draw:page>
      <draw:page draw:name="Slide11" draw:style-name="a637" draw:master-page-name="Master1-Layout2-obj-Titre-et-contenu" presentation:presentation-page-layout-name="Master1-PPL2" draw:id="Slide-266">
        <draw:frame draw:id="id81" draw:style-name="a657" draw:name="ZoneTexte 4" svg:x="0.30385in" svg:y="1.0176in" svg:width="6.66923in" svg:height="3.73613in">
          <draw:text-box>
            <text:p text:style-name="a656" text:class-names="" text:cond-style-name=""><text:span text:style-name="a638" text:class-names="">class</text:span><text:span text:style-name="a639" text:class-names=""> Personne  <text:line-break/>{<text:line-break/>  </text:span><text:span text:style-name="a640" text:class-names="">public</text:span><text:span text:style-name="a641" text:class-names=""> </text:span><text:span text:style-name="a642" text:class-names="">string</text:span><text:span text:style-name="a643" text:class-names=""> type =</text:span><text:span text:style-name="a644" text:class-names="">"personne"</text:span><text:span text:style-name="a645" text:class-names="">;  <text:line-break/>  <text:line-break/>  </text:span><text:span text:style-name="a646" text:class-names="">public</text:span><text:span text:style-name="a647" text:class-names=""> </text:span><text:span text:style-name="a648" text:class-names="">void</text:span><text:span text:style-name="a649" text:class-names=""> </text:span><text:span text:style-name="a650" text:class-names="">parler</text:span><text:span text:style-name="a651" text:class-names="">()             <text:line-break/>  {                    <text:line-break/>    Console.</text:span><text:span text:style-name="a652" text:class-names="">WriteLine</text:span><text:span text:style-name="a653" text:class-names="">(</text:span><text:span text:style-name="a654" text:class-names="">"Bonjour!"</text:span><text:span text:style-name="a655" text:class-names="">);<text:line-break/>  }<text:line-break/>}</text:span></text:p>
          </draw:text-box>
          <svg:title/>
          <svg:desc/>
        </draw:frame>
        <draw:frame draw:id="id82" draw:style-name="a673" draw:name="ZoneTexte 8" svg:x="0.30385in" svg:y="5.35373in" svg:width="6.66923in" svg:height="2.12051in">
          <draw:text-box>
            <text:p text:style-name="a672" text:class-names="" text:cond-style-name=""><text:span text:style-name="a658" text:class-names="">class</text:span><text:span text:style-name="a659" text:class-names=""> Etudiant : Personne  <text:line-break/>{<text:line-break/>    </text:span><text:span text:style-name="a660" text:class-names="">public</text:span><text:span text:style-name="a661" text:class-names=""> </text:span><text:span text:style-name="a662" text:class-names="">string</text:span><text:span text:style-name="a663" text:class-names=""> nom = </text:span><text:span text:style-name="a664" text:class-names="">"Rasoa"</text:span><text:span text:style-name="a665" text:class-names="">;<text:line-break/>      </text:span><text:span text:style-name="a666" text:class-names="">public</text:span><text:span text:style-name="a667" text:class-names=""> </text:span><text:span text:style-name="a668" text:class-names="">string</text:span><text:span text:style-name="a669" text:class-names=""> classe = </text:span><text:span text:style-name="a670" text:class-names="">"L2"</text:span><text:span text:style-name="a671" text:class-names="">; <text:line-break/>}</text:span></text:p>
          </draw:text-box>
          <svg:title/>
          <svg:desc/>
        </draw:frame>
        <draw:connector draw:type="line" svg:x1="2.40769in" svg:y1="4.63066in" svg:x2="2.40769in" svg:y2="5.23066in" draw:id="id83" draw:style-name="a675" draw:name="Connecteur droit avec flèche 10">
          <svg:title/>
          <svg:desc/>
        </draw:connector>
        <draw:frame draw:id="id84" draw:style-name="a703" draw:name="ZoneTexte 12" svg:x="6.79103in" svg:y="1.0176in" svg:width="6.34743in" svg:height="5.35176in">
          <draw:text-box>
            <text:p text:style-name="a702" text:class-names="" text:cond-style-name=""><text:span text:style-name="a676" text:class-names="">class</text:span><text:span text:style-name="a677" text:class-names=""> Program<text:line-break/>{<text:line-break/>  </text:span><text:span text:style-name="a678" text:class-names="">static</text:span><text:span text:style-name="a679" text:class-names=""> </text:span><text:span text:style-name="a680" text:class-names="">void</text:span><text:span text:style-name="a681" text:class-names=""> </text:span><text:span text:style-name="a682" text:class-names="">Main</text:span><text:span text:style-name="a683" text:class-names="">(</text:span><text:span text:style-name="a684" text:class-names="">string</text:span><text:span text:style-name="a685" text:class-names="">[] args)<text:line-break/>  {<text:line-break/>    </text:span><text:span text:style-name="a686" text:class-names="">// Create an object</text:span><text:span text:style-name="a687" text:class-names=""><text:line-break/>   Etudiant etudiant1 = </text:span><text:span text:style-name="a688" text:class-names="">new</text:span><text:span text:style-name="a689" text:class-names=""> </text:span><text:span text:style-name="a690" text:class-names="">Etudiant</text:span><text:span text:style-name="a691" text:class-names="">();<text:line-break/><text:line-break/>    </text:span><text:span text:style-name="a692" text:class-names="">// Display the value </text:span><text:span text:style-name="a693" text:class-names=""><text:line-break/>    Console.</text:span><text:span text:style-name="a694" text:class-names="">WriteLine</text:span><text:span text:style-name="a695" text:class-names="">(etudiant1.type + </text:span><text:span text:style-name="a696" text:class-names="">" "</text:span><text:span text:style-name="a697" text:class-names=""> + etudiant1.nom + </text:span><text:span text:style-name="a698" text:class-names="">" "</text:span><text:span text:style-name="a699" text:class-names=""> +etudiant1.classe);<text:line-break/>    etudiant1.</text:span><text:span text:style-name="a700" text:class-names="">parler</text:span><text:span text:style-name="a701" text:class-names="">();<text:line-break/>  }<text:line-break/>}</text:span></text:p>
          </draw:text-box>
          <svg:title/>
          <svg:desc/>
        </draw:frame>
        <draw:frame draw:id="id85" draw:style-name="a706" draw:name="Titre 1" svg:x="0in" svg:y="0.13044in" svg:width="13.33333in" svg:height="0.66131in">
          <draw:text-box>
            <text:p text:style-name="a705" text:class-names="" text:cond-style-name=""><text:span text:style-name="a704" text:class-names="">Héritage</text:span></text:p>
          </draw:text-box>
          <svg:title/>
          <svg:desc/>
        </draw:frame>
      </draw:page>
      <draw:page draw:name="Slide8" draw:style-name="a707" draw:master-page-name="Master1-Layout1-title-Diapositive-de-titre" presentation:presentation-page-layout-name="Master1-PPL1" draw:id="Slide-263">
        <draw:frame draw:id="id86" presentation:style-name="a710" draw:name="Titre 1" svg:x="0in" svg:y="0.13044in" svg:width="13.33333in" svg:height="0.66131in" presentation:class="title" presentation:placeholder="false">
          <draw:text-box>
            <text:p text:style-name="a709" text:class-names="" text:cond-style-name=""><text:span text:style-name="a708" text:class-names="">Polymorphisme</text:span></text:p>
          </draw:text-box>
          <svg:title/>
          <svg:desc/>
        </draw:frame>
        <draw:frame draw:id="id87" draw:style-name="a717" draw:name="ZoneTexte 10" svg:x="0.26889in" svg:y="2.11764in" svg:width="13.2029in" svg:height="2.25514in">
          <draw:text-box>
            <text:list text:style-name="a713">
              <text:list-item>
                <text:p text:style-name="a712" text:class-names="" text:cond-style-name=""><text:span text:style-name="a711" text:class-names="">Plusieurs formes</text:span></text:p>
              </text:list-item>
            </text:list>
            <text:list text:style-name="a716">
              <text:list-item>
                <text:p text:style-name="a715" text:class-names="" text:cond-style-name=""><text:span text:style-name="a714" text:class-names="">Des attributs ou des méthodes de classes différentes peuvent porter le même nom. La forme adoptée par l'attribut ou la méthode dépend alors de l'objet sur lequel il ou elle porte.</text:span></text:p>
              </text:list-item>
            </text:list>
          </draw:text-box>
          <svg:title/>
          <svg:desc/>
        </draw:frame>
      </draw:page>
      <draw:page draw:name="Slide9" draw:style-name="a718" draw:master-page-name="Master1-Layout1-title-Diapositive-de-titre" presentation:presentation-page-layout-name="Master1-PPL1" draw:id="Slide-264">
        <draw:frame draw:id="id88" presentation:style-name="a721" draw:name="Titre 1" svg:x="0in" svg:y="0.08428in" svg:width="13.33333in" svg:height="0.58792in" presentation:class="title" presentation:placeholder="false">
          <draw:text-box>
            <text:p text:style-name="a720" text:class-names="" text:cond-style-name=""><text:span text:style-name="a719" text:class-names="">Polymorphisme</text:span></text:p>
          </draw:text-box>
          <svg:title/>
          <svg:desc/>
        </draw:frame>
        <draw:custom-shape svg:x="0.47692in" svg:y="0.67126in" svg:width="12.32308in" svg:height="6.74568in" draw:id="id89" draw:style-name="a858" draw:name="Rectangle 2">
          <svg:title/>
          <svg:desc/>
          <text:p text:style-name="a727" text:class-names="" text:cond-style-name=""><text:span text:style-name="a722" text:class-names="">class</text:span><text:span text:style-name="a723" text:class-names=""><text:s text:c="1"/></text:span><text:span text:style-name="a724" text:class-names="">Animal</text:span><text:span text:style-name="a725" text:class-names=""><text:s text:c="1"/></text:span><text:span text:style-name="a726" text:class-names="">// (class parent)<text:s text:c="1"/></text:span></text:p>
          <text:p text:style-name="a730" text:class-names="" text:cond-style-name=""><text:span text:style-name="a728" text:class-names="">{</text:span><text:span text:style-name="a729" text:class-names=""><text:s text:c="1"/></text:span></text:p>
          <text:p text:style-name="a741" text:class-names="" text:cond-style-name=""><text:span text:style-name="a731" text:class-names=""><text:tab/></text:span><text:span text:style-name="a732" text:class-names="">public</text:span><text:span text:style-name="a733" text:class-names=""><text:s text:c="1"/></text:span><text:span text:style-name="a734" text:class-names="">void</text:span><text:span text:style-name="a735" text:class-names=""><text:s text:c="1"/></text:span><text:span text:style-name="a736" text:class-names="">animalSound</text:span><text:span text:style-name="a737" text:class-names="">()</text:span><text:span text:style-name="a738" text:class-names=""><text:s text:c="1"/></text:span><text:span text:style-name="a739" text:class-names="">{</text:span><text:span text:style-name="a740" text:class-names=""><text:s text:c="1"/></text:span></text:p>
          <text:p text:style-name="a749" text:class-names="" text:cond-style-name=""><text:span text:style-name="a742" text:class-names=""><text:tab/><text:tab/>Console</text:span><text:span text:style-name="a743" text:class-names="">.</text:span><text:span text:style-name="a744" text:class-names="">WriteLine</text:span><text:span text:style-name="a745" text:class-names="">(</text:span><text:span text:style-name="a746" text:class-names="">"The animal makes a sound"</text:span><text:span text:style-name="a747" text:class-names="">);</text:span><text:span text:style-name="a748" text:class-names=""><text:s text:c="1"/></text:span></text:p>
          <text:p text:style-name="a753" text:class-names="" text:cond-style-name=""><text:span text:style-name="a750" text:class-names=""><text:tab/></text:span><text:span text:style-name="a751" text:class-names="">}</text:span><text:span text:style-name="a752" text:class-names=""><text:s text:c="1"/></text:span></text:p>
          <text:p text:style-name="a756" text:class-names="" text:cond-style-name=""><text:span text:style-name="a754" text:class-names="">}</text:span><text:span text:style-name="a755" text:class-names=""><text:s text:c="1"/></text:span></text:p>
          <text:p text:style-name="a767" text:class-names="" text:cond-style-name=""><text:span text:style-name="a757" text:class-names="">class</text:span><text:span text:style-name="a758" text:class-names=""><text:s text:c="1"/></text:span><text:span text:style-name="a759" text:class-names="">Pig</text:span><text:span text:style-name="a760" text:class-names=""><text:s text:c="1"/></text:span><text:span text:style-name="a761" text:class-names="">:</text:span><text:span text:style-name="a762" text:class-names=""><text:s text:c="1"/></text:span><text:span text:style-name="a763" text:class-names="">Animal</text:span><text:span text:style-name="a764" text:class-names=""><text:s text:c="1"/></text:span><text:span text:style-name="a765" text:class-names="">// (class child)<text:s text:c="1"/></text:span><text:span text:style-name="a766" text:class-names="">{</text:span></text:p>
          <text:p text:style-name="a777" text:class-names="" text:cond-style-name=""><text:span text:style-name="a768" text:class-names=""><text:s text:c="1"/><text:tab/></text:span><text:span text:style-name="a769" text:class-names="">public</text:span><text:span text:style-name="a770" text:class-names=""><text:s text:c="1"/></text:span><text:span text:style-name="a771" text:class-names="">void</text:span><text:span text:style-name="a772" text:class-names=""><text:s text:c="1"/></text:span><text:span text:style-name="a773" text:class-names="">animalSound</text:span><text:span text:style-name="a774" text:class-names="">()</text:span><text:span text:style-name="a775" text:class-names=""><text:s text:c="1"/></text:span><text:span text:style-name="a776" text:class-names="">{</text:span></text:p>
          <text:p text:style-name="a785" text:class-names="" text:cond-style-name=""><text:span text:style-name="a778" text:class-names=""><text:s text:c="1"/><text:tab/><text:tab/>Console</text:span><text:span text:style-name="a779" text:class-names="">.</text:span><text:span text:style-name="a780" text:class-names="">WriteLine</text:span><text:span text:style-name="a781" text:class-names="">(</text:span><text:span text:style-name="a782" text:class-names="">"pig sound: wee wee"</text:span><text:span text:style-name="a783" text:class-names="">);</text:span><text:span text:style-name="a784" text:class-names=""><text:s text:c="1"/></text:span></text:p>
          <text:p text:style-name="a788" text:class-names="" text:cond-style-name=""><text:span text:style-name="a786" text:class-names=""><text:tab/>}</text:span><text:span text:style-name="a787" text:class-names=""><text:s text:c="1"/></text:span></text:p>
          <text:p text:style-name="a791" text:class-names="" text:cond-style-name=""><text:span text:style-name="a789" text:class-names="">}</text:span><text:span text:style-name="a790" text:class-names=""><text:s text:c="1"/></text:span></text:p>
          <text:p text:style-name="a798" text:class-names="" text:cond-style-name=""><text:span text:style-name="a792" text:class-names="">class</text:span><text:span text:style-name="a793" text:class-names=""><text:s text:c="1"/></text:span><text:span text:style-name="a794" text:class-names="">Program</text:span><text:span text:style-name="a795" text:class-names=""><text:s text:c="1"/></text:span><text:span text:style-name="a796" text:class-names="">{</text:span><text:span text:style-name="a797" text:class-names=""><text:s text:c="1"/></text:span></text:p>
          <text:p text:style-name="a813" text:class-names="" text:cond-style-name=""><text:span text:style-name="a799" text:class-names=""><text:tab/></text:span><text:span text:style-name="a800" text:class-names="">static</text:span><text:span text:style-name="a801" text:class-names=""><text:s text:c="1"/></text:span><text:span text:style-name="a802" text:class-names="">void</text:span><text:span text:style-name="a803" text:class-names=""><text:s text:c="1"/></text:span><text:span text:style-name="a804" text:class-names="">Main</text:span><text:span text:style-name="a805" text:class-names="">(</text:span><text:span text:style-name="a806" text:class-names="">string</text:span><text:span text:style-name="a807" text:class-names="">[]</text:span><text:span text:style-name="a808" text:class-names=""><text:s text:c="1"/>args</text:span><text:span text:style-name="a809" text:class-names="">)</text:span><text:span text:style-name="a810" text:class-names=""><text:s text:c="1"/></text:span><text:span text:style-name="a811" text:class-names="">{</text:span><text:span text:style-name="a812" text:class-names=""><text:s text:c="1"/></text:span></text:p>
          <text:p text:style-name="a826" text:class-names="" text:cond-style-name=""><text:span text:style-name="a814" text:class-names=""><text:tab/><text:tab/></text:span><text:span text:style-name="a815" text:class-names="">Animal</text:span><text:span text:style-name="a816" text:class-names=""><text:s text:c="1"/>myAnimal<text:s text:c="1"/></text:span><text:span text:style-name="a817" text:class-names="">=</text:span><text:span text:style-name="a818" text:class-names=""><text:s text:c="1"/></text:span><text:span text:style-name="a819" text:class-names="">new</text:span><text:span text:style-name="a820" text:class-names=""><text:s text:c="1"/></text:span><text:span text:style-name="a821" text:class-names="">Animal</text:span><text:span text:style-name="a822" text:class-names="">();</text:span><text:span text:style-name="a823" text:class-names=""><text:s text:c="1"/></text:span><text:span text:style-name="a824" text:class-names="">// Animal object</text:span><text:span text:style-name="a825" text:class-names=""><text:s text:c="1"/></text:span></text:p>
          <text:p text:style-name="a839" text:class-names="" text:cond-style-name=""><text:span text:style-name="a827" text:class-names=""><text:tab/><text:tab/></text:span><text:span text:style-name="a828" text:class-names="">Animal</text:span><text:span text:style-name="a829" text:class-names=""><text:s text:c="1"/>myPig<text:s text:c="1"/></text:span><text:span text:style-name="a830" text:class-names="">=</text:span><text:span text:style-name="a831" text:class-names=""><text:s text:c="1"/></text:span><text:span text:style-name="a832" text:class-names="">new</text:span><text:span text:style-name="a833" text:class-names=""><text:s text:c="1"/></text:span><text:span text:style-name="a834" text:class-names="">Pig</text:span><text:span text:style-name="a835" text:class-names="">();</text:span><text:span text:style-name="a836" text:class-names=""><text:s text:c="1"/></text:span><text:span text:style-name="a837" text:class-names="">// pig object</text:span><text:span text:style-name="a838" text:class-names=""><text:s text:c="1"/><text:tab/><text:tab/></text:span></text:p>
          <text:p text:style-name="a845" text:class-names="" text:cond-style-name=""><text:span text:style-name="a840" text:class-names=""><text:tab/><text:tab/>myAnimal</text:span><text:span text:style-name="a841" text:class-names="">.</text:span><text:span text:style-name="a842" text:class-names="">animalSound</text:span><text:span text:style-name="a843" text:class-names="">();</text:span><text:span text:style-name="a844" text:class-names=""><text:s text:c="1"/></text:span></text:p>
          <text:p text:style-name="a850" text:class-names="" text:cond-style-name=""><text:span text:style-name="a846" text:class-names=""><text:tab/><text:tab/>myPig</text:span><text:span text:style-name="a847" text:class-names="">.</text:span><text:span text:style-name="a848" text:class-names="">animalSound</text:span><text:span text:style-name="a849" text:class-names="">();</text:span></text:p>
          <text:p text:style-name="a852" text:class-names="" text:cond-style-name=""><text:span text:style-name="a851" text:class-names=""><text:tab/>}</text:span></text:p>
          <text:p text:style-name="a857" text:class-names="" text:cond-style-name=""><text:span text:style-name="a853" text:class-names=""><text:s text:c="1"/></text:span><text:span text:style-name="a854" text:class-names="">}</text:span><text:span text:style-name="a855" text:class-names=""><text:s text:c="1"/></text:span><text:span text:style-name="a856" text:class-names=""/></text:p>
          <draw:enhanced-geometry xmlns:dr3d="urn:oasis:names:tc:opendocument:xmlns:dr3d:1.0" draw:type="non-primitive" svg:viewBox="0 0 21600 21600" draw:enhanced-path="M 0 0 L 21600 0 21600 21600 0 21600 Z N"/>
        </draw:custom-shape>
      </draw:page>
      <draw:page draw:name="Slide10" draw:style-name="a859" draw:master-page-name="Master1-Layout1-title-Diapositive-de-titre" presentation:presentation-page-layout-name="Master1-PPL1" draw:id="Slide-265">
        <draw:frame draw:id="id90" presentation:style-name="a862" draw:name="Titre 1" svg:x="0in" svg:y="0.08428in" svg:width="13.33333in" svg:height="0.58792in" presentation:class="title" presentation:placeholder="false">
          <draw:text-box>
            <text:p text:style-name="a861" text:class-names="" text:cond-style-name=""><text:span text:style-name="a860" text:class-names="">Polymorphisme</text:span></text:p>
          </draw:text-box>
          <svg:title/>
          <svg:desc/>
        </draw:frame>
        <draw:custom-shape svg:x="0.47692in" svg:y="0.67126in" svg:width="12.32308in" svg:height="6.74568in" draw:id="id91" draw:style-name="a1001" draw:name="Rectangle 2">
          <svg:title/>
          <svg:desc/>
          <text:p text:style-name="a868" text:class-names="" text:cond-style-name=""><text:span text:style-name="a863" text:class-names="">class</text:span><text:span text:style-name="a864" text:class-names=""><text:s text:c="1"/></text:span><text:span text:style-name="a865" text:class-names="">Animal</text:span><text:span text:style-name="a866" text:class-names=""><text:s text:c="1"/></text:span><text:span text:style-name="a867" text:class-names="">// (class parent)<text:s text:c="1"/></text:span></text:p>
          <text:p text:style-name="a871" text:class-names="" text:cond-style-name=""><text:span text:style-name="a869" text:class-names="">{</text:span><text:span text:style-name="a870" text:class-names=""><text:s text:c="1"/></text:span></text:p>
          <text:p text:style-name="a883" text:class-names="" text:cond-style-name=""><text:span text:style-name="a872" text:class-names=""><text:tab/></text:span><text:span text:style-name="a873" text:class-names="">public</text:span><text:span text:style-name="a874" text:class-names=""><text:s text:c="1"/></text:span><text:span text:style-name="a875" text:class-names="">virtual<text:s text:c="1"/></text:span><text:span text:style-name="a876" text:class-names="">void</text:span><text:span text:style-name="a877" text:class-names=""><text:s text:c="1"/></text:span><text:span text:style-name="a878" text:class-names="">animalSound</text:span><text:span text:style-name="a879" text:class-names="">()</text:span><text:span text:style-name="a880" text:class-names=""><text:s text:c="1"/></text:span><text:span text:style-name="a881" text:class-names="">{</text:span><text:span text:style-name="a882" text:class-names=""><text:s text:c="1"/></text:span></text:p>
          <text:p text:style-name="a891" text:class-names="" text:cond-style-name=""><text:span text:style-name="a884" text:class-names=""><text:tab/><text:tab/>Console</text:span><text:span text:style-name="a885" text:class-names="">.</text:span><text:span text:style-name="a886" text:class-names="">WriteLine</text:span><text:span text:style-name="a887" text:class-names="">(</text:span><text:span text:style-name="a888" text:class-names="">"The animal makes a sound"</text:span><text:span text:style-name="a889" text:class-names="">);</text:span><text:span text:style-name="a890" text:class-names=""><text:s text:c="1"/></text:span></text:p>
          <text:p text:style-name="a895" text:class-names="" text:cond-style-name=""><text:span text:style-name="a892" text:class-names=""><text:tab/></text:span><text:span text:style-name="a893" text:class-names="">}</text:span><text:span text:style-name="a894" text:class-names=""><text:s text:c="1"/></text:span></text:p>
          <text:p text:style-name="a898" text:class-names="" text:cond-style-name=""><text:span text:style-name="a896" text:class-names="">}</text:span><text:span text:style-name="a897" text:class-names=""><text:s text:c="1"/></text:span></text:p>
          <text:p text:style-name="a909" text:class-names="" text:cond-style-name=""><text:span text:style-name="a899" text:class-names="">class</text:span><text:span text:style-name="a900" text:class-names=""><text:s text:c="1"/></text:span><text:span text:style-name="a901" text:class-names="">Pig</text:span><text:span text:style-name="a902" text:class-names=""><text:s text:c="1"/></text:span><text:span text:style-name="a903" text:class-names="">:</text:span><text:span text:style-name="a904" text:class-names=""><text:s text:c="1"/></text:span><text:span text:style-name="a905" text:class-names="">Animal</text:span><text:span text:style-name="a906" text:class-names=""><text:s text:c="1"/></text:span><text:span text:style-name="a907" text:class-names="">// (class child)<text:s text:c="1"/></text:span><text:span text:style-name="a908" text:class-names="">{</text:span></text:p>
          <text:p text:style-name="a920" text:class-names="" text:cond-style-name=""><text:span text:style-name="a910" text:class-names=""><text:s text:c="1"/><text:tab/></text:span><text:span text:style-name="a911" text:class-names="">public</text:span><text:span text:style-name="a912" text:class-names=""><text:s text:c="1"/></text:span><text:span text:style-name="a913" text:class-names="">override<text:s text:c="1"/></text:span><text:span text:style-name="a914" text:class-names="">void</text:span><text:span text:style-name="a915" text:class-names=""><text:s text:c="1"/></text:span><text:span text:style-name="a916" text:class-names="">animalSound</text:span><text:span text:style-name="a917" text:class-names="">()</text:span><text:span text:style-name="a918" text:class-names=""><text:s text:c="1"/></text:span><text:span text:style-name="a919" text:class-names="">{</text:span></text:p>
          <text:p text:style-name="a928" text:class-names="" text:cond-style-name=""><text:span text:style-name="a921" text:class-names=""><text:s text:c="1"/><text:tab/><text:tab/>Console</text:span><text:span text:style-name="a922" text:class-names="">.</text:span><text:span text:style-name="a923" text:class-names="">WriteLine</text:span><text:span text:style-name="a924" text:class-names="">(</text:span><text:span text:style-name="a925" text:class-names="">"pig sound: wee wee"</text:span><text:span text:style-name="a926" text:class-names="">);</text:span><text:span text:style-name="a927" text:class-names=""><text:s text:c="1"/></text:span></text:p>
          <text:p text:style-name="a931" text:class-names="" text:cond-style-name=""><text:span text:style-name="a929" text:class-names=""><text:tab/>}</text:span><text:span text:style-name="a930" text:class-names=""><text:s text:c="1"/></text:span></text:p>
          <text:p text:style-name="a934" text:class-names="" text:cond-style-name=""><text:span text:style-name="a932" text:class-names="">}</text:span><text:span text:style-name="a933" text:class-names=""><text:s text:c="1"/></text:span></text:p>
          <text:p text:style-name="a941" text:class-names="" text:cond-style-name=""><text:span text:style-name="a935" text:class-names="">class</text:span><text:span text:style-name="a936" text:class-names=""><text:s text:c="1"/></text:span><text:span text:style-name="a937" text:class-names="">Program</text:span><text:span text:style-name="a938" text:class-names=""><text:s text:c="1"/></text:span><text:span text:style-name="a939" text:class-names="">{</text:span><text:span text:style-name="a940" text:class-names=""><text:s text:c="1"/></text:span></text:p>
          <text:p text:style-name="a956" text:class-names="" text:cond-style-name=""><text:span text:style-name="a942" text:class-names=""><text:tab/></text:span><text:span text:style-name="a943" text:class-names="">static</text:span><text:span text:style-name="a944" text:class-names=""><text:s text:c="1"/></text:span><text:span text:style-name="a945" text:class-names="">void</text:span><text:span text:style-name="a946" text:class-names=""><text:s text:c="1"/></text:span><text:span text:style-name="a947" text:class-names="">Main</text:span><text:span text:style-name="a948" text:class-names="">(</text:span><text:span text:style-name="a949" text:class-names="">string</text:span><text:span text:style-name="a950" text:class-names="">[]</text:span><text:span text:style-name="a951" text:class-names=""><text:s text:c="1"/>args</text:span><text:span text:style-name="a952" text:class-names="">)</text:span><text:span text:style-name="a953" text:class-names=""><text:s text:c="1"/></text:span><text:span text:style-name="a954" text:class-names="">{</text:span><text:span text:style-name="a955" text:class-names=""><text:s text:c="1"/></text:span></text:p>
          <text:p text:style-name="a969" text:class-names="" text:cond-style-name=""><text:span text:style-name="a957" text:class-names=""><text:tab/><text:tab/></text:span><text:span text:style-name="a958" text:class-names="">Animal</text:span><text:span text:style-name="a959" text:class-names=""><text:s text:c="1"/>myAnimal<text:s text:c="1"/></text:span><text:span text:style-name="a960" text:class-names="">=</text:span><text:span text:style-name="a961" text:class-names=""><text:s text:c="1"/></text:span><text:span text:style-name="a962" text:class-names="">new</text:span><text:span text:style-name="a963" text:class-names=""><text:s text:c="1"/></text:span><text:span text:style-name="a964" text:class-names="">Animal</text:span><text:span text:style-name="a965" text:class-names="">();</text:span><text:span text:style-name="a966" text:class-names=""><text:s text:c="1"/></text:span><text:span text:style-name="a967" text:class-names="">// Animal object</text:span><text:span text:style-name="a968" text:class-names=""><text:s text:c="1"/></text:span></text:p>
          <text:p text:style-name="a982" text:class-names="" text:cond-style-name=""><text:span text:style-name="a970" text:class-names=""><text:tab/><text:tab/></text:span><text:span text:style-name="a971" text:class-names="">Animal</text:span><text:span text:style-name="a972" text:class-names=""><text:s text:c="1"/>myPig<text:s text:c="1"/></text:span><text:span text:style-name="a973" text:class-names="">=</text:span><text:span text:style-name="a974" text:class-names=""><text:s text:c="1"/></text:span><text:span text:style-name="a975" text:class-names="">new</text:span><text:span text:style-name="a976" text:class-names=""><text:s text:c="1"/></text:span><text:span text:style-name="a977" text:class-names="">Pig</text:span><text:span text:style-name="a978" text:class-names="">();</text:span><text:span text:style-name="a979" text:class-names=""><text:s text:c="1"/></text:span><text:span text:style-name="a980" text:class-names="">// pig object</text:span><text:span text:style-name="a981" text:class-names=""><text:s text:c="1"/><text:tab/><text:tab/></text:span></text:p>
          <text:p text:style-name="a988" text:class-names="" text:cond-style-name=""><text:span text:style-name="a983" text:class-names=""><text:tab/><text:tab/>myAnimal</text:span><text:span text:style-name="a984" text:class-names="">.</text:span><text:span text:style-name="a985" text:class-names="">animalSound</text:span><text:span text:style-name="a986" text:class-names="">();</text:span><text:span text:style-name="a987" text:class-names=""><text:s text:c="1"/></text:span></text:p>
          <text:p text:style-name="a993" text:class-names="" text:cond-style-name=""><text:span text:style-name="a989" text:class-names=""><text:tab/><text:tab/>myPig</text:span><text:span text:style-name="a990" text:class-names="">.</text:span><text:span text:style-name="a991" text:class-names="">animalSound</text:span><text:span text:style-name="a992" text:class-names="">();</text:span></text:p>
          <text:p text:style-name="a995" text:class-names="" text:cond-style-name=""><text:span text:style-name="a994" text:class-names=""><text:tab/>}</text:span></text:p>
          <text:p text:style-name="a1000" text:class-names="" text:cond-style-name=""><text:span text:style-name="a996" text:class-names=""><text:s text:c="1"/></text:span><text:span text:style-name="a997" text:class-names="">}</text:span><text:span text:style-name="a998" text:class-names=""><text:s text:c="1"/></text:span><text:span text:style-name="a999" text:class-names=""/></text:p>
          <draw:enhanced-geometry xmlns:dr3d="urn:oasis:names:tc:opendocument:xmlns:dr3d:1.0" draw:type="non-primitive" svg:viewBox="0 0 21600 21600" draw:enhanced-path="M 0 0 L 21600 0 21600 21600 0 21600 Z N"/>
        </draw:custom-shape>
      </draw:page>
      <draw:page draw:name="Slide13" draw:style-name="a1002" draw:master-page-name="Master1-Layout1-title-Diapositive-de-titre" presentation:presentation-page-layout-name="Master1-PPL1" draw:id="Slide-268">
        <draw:frame draw:id="id92" presentation:style-name="a1005" draw:name="Titre 1" svg:x="0in" svg:y="0.08428in" svg:width="13.33333in" svg:height="0.58792in" presentation:class="title" presentation:placeholder="false">
          <draw:text-box>
            <text:p text:style-name="a1004" text:class-names="" text:cond-style-name=""><text:span text:style-name="a1003" text:class-names="">Abstraction</text:span></text:p>
          </draw:text-box>
          <svg:title/>
          <svg:desc/>
        </draw:frame>
        <draw:frame draw:id="id93" draw:style-name="a1009" draw:name="ZoneTexte 4" svg:x="0.30384in" svg:y="0.94072in" svg:width="12.72692in" svg:height="0.90879in">
          <draw:text-box>
            <text:p text:style-name="a1008" text:class-names="" text:cond-style-name=""><text:span text:style-name="a1006" text:class-names="">L' abstraction</text:span><text:span text:style-name="a1007" text:class-names=""> de données est un principe de POO, qui est employé pour masquer les détails d’implémentation et afficher uniquement les fonctionnalités essentielles de l’objet</text:span></text:p>
          </draw:text-box>
          <svg:title/>
          <svg:desc/>
        </draw:frame>
        <draw:frame draw:id="id94" draw:style-name="a1021" draw:name="ZoneTexte 6" svg:x="0.89743in" svg:y="1.84951in" svg:width="11.53846in" svg:height="2.12051in">
          <draw:text-box>
            <text:list text:style-name="a1015">
              <text:list-item>
                <text:p text:style-name="a1014" text:class-names="" text:cond-style-name=""><text:span text:style-name="a1010" text:class-names="">Classe abstraite :</text:span><text:span text:style-name="a1011" text:class-names=""> est une classe restreinte qui ne peut pas être utilisée pour créer des objets (</text:span><text:span text:style-name="a1012" text:class-names="">pour y accéder, elle doit être héritée d'une autre classe</text:span><text:span text:style-name="a1013" text:class-names="">).</text:span></text:p>
              </text:list-item>
            </text:list>
            <text:list text:style-name="a1020">
              <text:list-item>
                <text:p text:style-name="a1019" text:class-names="" text:cond-style-name=""><text:span text:style-name="a1016" text:class-names=""><text:line-break/></text:span><text:span text:style-name="a1017" text:class-names="">Méthode abstraite :</text:span><text:span text:style-name="a1018" text:class-names=""> ne peut être utilisée que dans une classe abstraite et n'a pas de corps. Le corps est fourni par la classe dérivée (héritée de).</text:span></text:p>
              </text:list-item>
            </text:list>
          </draw:text-box>
          <svg:title/>
          <svg:desc/>
        </draw:frame>
        <draw:custom-shape svg:x="0.15604in" svg:y="3.97002in" svg:width="7.24717in" svg:height="1.56222in" draw:id="id95" draw:style-name="a1044" draw:name="Rectangle 2">
          <svg:title/>
          <svg:desc/>
          <text:p text:style-name="a1029" text:class-names="" text:cond-style-name=""><text:span text:style-name="a1022" text:class-names="">abstract</text:span><text:span text:style-name="a1023" text:class-names=""><text:s text:c="1"/></text:span><text:span text:style-name="a1024" text:class-names="">class</text:span><text:span text:style-name="a1025" text:class-names=""><text:s text:c="1"/></text:span><text:span text:style-name="a1026" text:class-names="">Animal</text:span><text:span text:style-name="a1027" text:class-names=""><text:s text:c="1"/></text:span><text:span text:style-name="a1028" text:class-names="">{</text:span></text:p>
          <text:p text:style-name="a1039" text:class-names="" text:cond-style-name=""><text:span text:style-name="a1030" text:class-names=""><text:s text:c="4"/></text:span><text:span text:style-name="a1031" text:class-names="">public</text:span><text:span text:style-name="a1032" text:class-names=""><text:s text:c="1"/></text:span><text:span text:style-name="a1033" text:class-names="">abstract</text:span><text:span text:style-name="a1034" text:class-names=""><text:s text:c="1"/></text:span><text:span text:style-name="a1035" text:class-names="">void</text:span><text:span text:style-name="a1036" text:class-names=""><text:s text:c="1"/></text:span><text:span text:style-name="a1037" text:class-names="">animalSound</text:span><text:span text:style-name="a1038" text:class-names="">();</text:span></text:p>
          <text:p text:style-name="a1043" text:class-names="" text:cond-style-name=""><text:span text:style-name="a1040" text:class-names="">}</text:span><text:span text:style-name="a1041" text:class-names=""><text:s text:c="1"/></text:span><text:span text:style-name="a1042" text:class-names=""/></text:p>
          <draw:enhanced-geometry xmlns:dr3d="urn:oasis:names:tc:opendocument:xmlns:dr3d:1.0" draw:type="non-primitive" svg:viewBox="0 0 21600 21600" draw:enhanced-path="M 0 0 L 21600 0 21600 21600 0 21600 Z N"/>
        </draw:custom-shape>
        <draw:custom-shape svg:x="7.97094in" svg:y="4.06802in" svg:width="5.20635in" svg:height="0.75441in" draw:id="id96" draw:style-name="a1056" draw:name="Rectangle 3">
          <svg:title/>
          <svg:desc/>
          <text:p text:style-name="a1055" text:class-names="" text:cond-style-name=""><text:span text:style-name="a1045" text:class-names="">Animal</text:span><text:span text:style-name="a1046" text:class-names=""><text:s text:c="1"/>myObj<text:s text:c="1"/></text:span><text:span text:style-name="a1047" text:class-names="">=</text:span><text:span text:style-name="a1048" text:class-names=""><text:s text:c="1"/></text:span><text:span text:style-name="a1049" text:class-names="">new</text:span><text:span text:style-name="a1050" text:class-names=""><text:s text:c="1"/></text:span><text:span text:style-name="a1051" text:class-names="">Animal</text:span><text:span text:style-name="a1052" text:class-names="">();</text:span><text:span text:style-name="a1053" text:class-names=""><text:s text:c="1"/></text:span><text:span text:style-name="a1054" text:class-names=""/></text:p>
          <draw:enhanced-geometry xmlns:dr3d="urn:oasis:names:tc:opendocument:xmlns:dr3d:1.0" draw:type="non-primitive" svg:viewBox="0 0 21600 21600" draw:enhanced-path="M 0 0 L 21600 0 21600 21600 0 21600 Z N"/>
        </draw:custom-shape>
        <draw:connector draw:type="standard" svg:x1="6.41879in" svg:y1="7.08439in" draw:start-shape="id95" draw:start-glue-point="2" svg:x2="5.33177in" svg:y2="2.89307in" draw:end-shape="id96" draw:end-glue-point="3" draw:id="id97" draw:style-name="a1058" draw:transform="translate(-5.87528in -4.98873in) rotate(-1.5708) translate(5.87528in 4.98873in)" draw:name="Connecteur : en angle 10">
          <svg:title/>
          <svg:desc/>
        </draw:connector>
        <draw:connector draw:type="line" svg:x1="7.97094in" svg:y1="5.19963in" svg:x2="8.26984in" svg:y2="5.63024in" draw:id="id98" draw:style-name="a1059" draw:name="Connecteur droit 12">
          <svg:title/>
          <svg:desc/>
        </draw:connector>
        <draw:connector draw:type="line" svg:x1="8.26984in" svg:y1="5.19963in" svg:x2="7.97094in" svg:y2="5.65049in" draw:id="id99" draw:style-name="a1060" draw:name="Connecteur droit 13">
          <svg:title/>
          <svg:desc/>
        </draw:connector>
        <draw:frame draw:id="id100" draw:style-name="a1063" draw:name="ZoneTexte 16" svg:x="8.33231in" svg:y="5.17704in" svg:width="1.30261in" svg:height="0.50488in">
          <draw:text-box>
            <text:p text:style-name="a1062" text:class-names="" text:cond-style-name=""><text:span text:style-name="a1061" text:class-names="">ERROR</text:span></text:p>
          </draw:text-box>
          <svg:title/>
          <svg:desc/>
        </draw:frame>
        <draw:frame draw:id="id101" draw:style-name="a1068" draw:name="ZoneTexte 18" svg:x="0.30384in" svg:y="6.18853in" svg:width="12.78089in" svg:height="0.90879in">
          <draw:text-box>
            <text:p text:style-name="a1067" text:class-names="" text:cond-style-name=""><text:span text:style-name="a1064" text:class-names="">Le principe d’abstraction est pour<text:s text:c="1"/></text:span><text:span text:style-name="a1065" text:class-names="">assurer la sécurité, masquez certains détails et affichez uniquement les détails importants<text:s text:c="1"/></text:span><text:span text:style-name="a1066" text:class-names="">d'un objet.</text:span></text:p>
          </draw:text-box>
          <svg:title/>
          <svg:desc/>
        </draw:frame>
      </draw:page>
      <draw:page draw:name="Slide14" draw:style-name="a1069" draw:master-page-name="Master1-Layout1-title-Diapositive-de-titre" presentation:presentation-page-layout-name="Master1-PPL1" draw:id="Slide-269">
        <draw:frame draw:id="id102" presentation:style-name="a1072" draw:name="Titre 1" svg:x="0in" svg:y="0.08428in" svg:width="13.33333in" svg:height="0.58792in" presentation:class="title" presentation:placeholder="false">
          <draw:text-box>
            <text:p text:style-name="a1071" text:class-names="" text:cond-style-name=""><text:span text:style-name="a1070" text:class-names="">Composition</text:span></text:p>
          </draw:text-box>
          <svg:title/>
          <svg:desc/>
        </draw:frame>
        <draw:frame draw:id="id103" draw:style-name="a1077" draw:name="ZoneTexte 15" svg:x="0.33333in" svg:y="1.0196in" svg:width="12.84127in" svg:height="0.90879in">
          <draw:text-box>
            <text:p text:style-name="a1076" text:class-names="" text:cond-style-name=""><text:span text:style-name="a1073" text:class-names="">La composition est un autre type de relation entre les classes qui permet à une classe de contenir l'autre</text:span><text:span text:style-name="a1074" text:class-names="">.</text:span><text:span text:style-name="a1075" text:class-names=""/></text:p>
          </draw:text-box>
          <svg:title/>
          <svg:desc/>
        </draw:frame>
        <draw:frame draw:id="id104" draw:style-name="a1100" draw:name="ZoneTexte 17" svg:x="0.94936in" svg:y="2.15271in" svg:width="11.43462in" svg:height="4.94112in">
          <draw:text-box>
            <text:p text:style-name="a1079" text:class-names="" text:cond-style-name=""><text:span text:style-name="a1078" text:class-names="">class Personne</text:span></text:p>
            <text:p text:style-name="a1081" text:class-names="" text:cond-style-name=""><text:span text:style-name="a1080" text:class-names=""><text:tab/>{public Personne(string N, DateTime D) {Nom = N;Naiss=D; A = new Adresse();}</text:span></text:p>
            <text:p text:style-name="a1083" text:class-names="" text:cond-style-name=""><text:span text:style-name="a1082" text:class-names="">public class Adresse<text:tab/>{ string rue;</text:span></text:p>
            <text:p text:style-name="a1085" text:class-names="" text:cond-style-name=""><text:span text:style-name="a1084" text:class-names=""><text:tab/><text:tab/><text:tab/><text:tab/>public string ville ;</text:span></text:p>
            <text:p text:style-name="a1087" text:class-names="" text:cond-style-name=""><text:span text:style-name="a1086" text:class-names=""><text:tab/><text:tab/><text:tab/><text:tab/>public string GetRue() {return rue;}}</text:span></text:p>
            <text:p text:style-name="a1089" text:class-names="" text:cond-style-name=""><text:span text:style-name="a1088" text:class-names=""><text:tab/><text:tab/><text:tab/><text:tab/>public void Vi(string v){A.ville = v;}</text:span></text:p>
            <text:p text:style-name="a1091" text:class-names="" text:cond-style-name=""><text:span text:style-name="a1090" text:class-names=""><text:tab/><text:tab/><text:tab/><text:tab/>public Adresse A;<text:s text:c="1"/></text:span></text:p>
            <text:p text:style-name="a1093" text:class-names="" text:cond-style-name=""><text:span text:style-name="a1092" text:class-names=""><text:tab/><text:tab/><text:tab/><text:tab/>...}</text:span></text:p>
            <text:p text:style-name="a1095" text:class-names="" text:cond-style-name=""><text:span text:style-name="a1094" text:class-names="">…</text:span></text:p>
            <text:p text:style-name="a1097" text:class-names="" text:cond-style-name=""><text:span text:style-name="a1096" text:class-names="">P1.Vi("Paris");</text:span></text:p>
            <text:p text:style-name="a1099" text:class-names="" text:cond-style-name=""><text:span text:style-name="a1098" text:class-names="">MessageBox.Show (P1.A.ville);</text:span></text:p>
          </draw:text-box>
          <svg:title/>
          <svg:desc/>
        </draw:frame>
      </draw:page>
      <draw:page draw:name="Slide15" draw:style-name="a1101" draw:master-page-name="Master1-Layout1-title-Diapositive-de-titre" presentation:presentation-page-layout-name="Master1-PPL1" draw:id="Slide-270">
        <draw:frame draw:id="id105" presentation:style-name="a1104" draw:name="Titre 1" svg:x="0in" svg:y="0.08428in" svg:width="13.33333in" svg:height="0.58792in" presentation:class="title" presentation:placeholder="false">
          <draw:text-box>
            <text:p text:style-name="a1103" text:class-names="" text:cond-style-name=""><text:span text:style-name="a1102" text:class-names="">Interface</text:span></text:p>
          </draw:text-box>
          <svg:title/>
          <svg:desc/>
        </draw:frame>
        <draw:frame draw:id="id106" draw:style-name="a1133" draw:name="ZoneTexte 6" svg:x="0.10769in" svg:y="0.73357in" svg:width="13.22564in" svg:height="4.54395in">
          <draw:text-box>
            <text:list text:style-name="a1108">
              <text:list-item>
                <text:p text:style-name="a1107" text:class-names="" text:cond-style-name=""><text:span text:style-name="a1105" text:class-names="">Classe complètement abstraite</text:span><text:span text:style-name="a1106" text:class-names=""> , qui ne peut contenir que des méthodes et des propriétés abstraites (avec des corps vides)</text:span></text:p>
              </text:list-item>
            </text:list>
            <text:list text:style-name="a1117">
              <text:list-item>
                <text:p text:style-name="a1116" text:class-names="" text:cond-style-name=""><text:span text:style-name="a1109" text:class-names="">Les membres d’une interface sont par défaut<text:s text:c="1"/></text:span><text:span text:style-name="a1110" text:class-names="">abstract</text:span><text:span text:style-name="a1111" text:class-names=""><text:s text:c="1"/>et<text:s text:c="1"/></text:span><text:span text:style-name="a1112" text:class-names="">public<text:s text:c="1"/></text:span><text:span text:style-name="a1113" text:class-names=""></text:span><text:span text:style-name="a1114" text:class-names=""><text:s text:c="1"/></text:span><text:span text:style-name="a1115" text:class-names="">les interfaces ne peuvent pas être utilisées pour créer des objets</text:span></text:p>
              </text:list-item>
            </text:list>
            <text:list text:style-name="a1121">
              <text:list-item>
                <text:p text:style-name="a1120" text:class-names="" text:cond-style-name=""><text:span text:style-name="a1118" text:class-names="">Objectif</text:span><text:span text:style-name="a1119" text:class-names=""><text:s text:c="1"/>:<text:s text:c="1"/></text:span></text:p>
              </text:list-item>
            </text:list>
            <text:list text:style-name="a1124">
              <text:list-item>
                <text:list text:style-name="a1124">
                  <text:list-item>
                    <text:p text:style-name="a1123" text:class-names="" text:cond-style-name=""><text:span text:style-name="a1122" text:class-names="">L’interface est utilisé pour assurer la sécurité - masquez certains détails et affichez uniquement les détails importants d'un objet (interface).</text:span></text:p>
                  </text:list-item>
                </text:list>
              </text:list-item>
            </text:list>
            <text:list text:style-name="a1129">
              <text:list-item>
                <text:list text:style-name="a1129">
                  <text:list-item>
                    <text:p text:style-name="a1128" text:class-names="" text:cond-style-name=""><text:span text:style-name="a1125" text:class-names="">C# ne prend pas en charge "l'héritage multiple" (une classe ne peut hériter que d'une classe de base). Cependant, cela peut être réalisé avec des interfaces, car la classe peut </text:span><text:span text:style-name="a1126" text:class-names="">implémenter</text:span><text:span text:style-name="a1127" text:class-names=""> plusieurs interfaces.</text:span></text:p>
                  </text:list-item>
                </text:list>
              </text:list-item>
            </text:list>
            <text:list text:style-name="a1132">
              <text:list-item>
                <text:p text:style-name="a1131" text:class-names="" text:cond-style-name=""><text:span text:style-name="a1130" text:class-names=""/></text:p>
              </text:list-item>
            </text:list>
          </draw:text-box>
          <svg:title/>
          <svg:desc/>
        </draw:frame>
        <draw:custom-shape svg:x="1.65177in" svg:y="5.09309in" svg:width="10.74505in" svg:height="1.56222in" draw:id="id107" draw:style-name="a1150" draw:name="Rectangle 2">
          <svg:title/>
          <svg:desc/>
          <text:p text:style-name="a1139" text:class-names="" text:cond-style-name=""><text:span text:style-name="a1134" text:class-names="">interface</text:span><text:span text:style-name="a1135" text:class-names=""><text:s text:c="1"/></text:span><text:span text:style-name="a1136" text:class-names="">IPersonne</text:span><text:span text:style-name="a1137" text:class-names=""><text:s text:c="1"/></text:span><text:span text:style-name="a1138" text:class-names="">{</text:span></text:p>
          <text:p text:style-name="a1145" text:class-names="" text:cond-style-name=""><text:span text:style-name="a1140" text:class-names=""><text:s text:c="1"/></text:span><text:span text:style-name="a1141" text:class-names="">void</text:span><text:span text:style-name="a1142" text:class-names=""><text:s text:c="1"/></text:span><text:span text:style-name="a1143" text:class-names="">parler</text:span><text:span text:style-name="a1144" text:class-names="">();//methode de l’interface (pas de corps)</text:span></text:p>
          <text:p text:style-name="a1149" text:class-names="" text:cond-style-name=""><text:span text:style-name="a1146" text:class-names="">}</text:span><text:span text:style-name="a1147" text:class-names=""><text:s text:c="1"/></text:span><text:span text:style-name="a1148" text:class-names=""/></text:p>
          <draw:enhanced-geometry xmlns:dr3d="urn:oasis:names:tc:opendocument:xmlns:dr3d:1.0" draw:type="non-primitive" svg:viewBox="0 0 21600 21600" draw:enhanced-path="M 0 0 L 21600 0 21600 21600 0 21600 Z N"/>
        </draw:custom-shape>
      </draw:page>
      <draw:page draw:name="Slide16" draw:style-name="a1151" draw:master-page-name="Master1-Layout2-obj-Titre-et-contenu" presentation:presentation-page-layout-name="Master1-PPL2" draw:id="Slide-271">
        <draw:custom-shape svg:x="0.41196in" svg:y="4.71337in" svg:width="12.5094in" svg:height="1.56222in" draw:id="id108" draw:style-name="a1168" draw:name="Rectangle 5">
          <svg:title/>
          <svg:desc/>
          <text:p text:style-name="a1161" text:class-names="" text:cond-style-name=""><text:span text:style-name="a1152" text:class-names="">class</text:span><text:span text:style-name="a1153" text:class-names=""><text:s text:c="1"/></text:span><text:span text:style-name="a1154" text:class-names="">Malagasy</text:span><text:span text:style-name="a1155" text:class-names=""><text:s text:c="1"/></text:span><text:span text:style-name="a1156" text:class-names="">:</text:span><text:span text:style-name="a1157" text:class-names=""><text:s text:c="1"/></text:span><text:span text:style-name="a1158" text:class-names="">IInterface1, IInterface2</text:span><text:span text:style-name="a1159" text:class-names=""><text:s text:c="1"/></text:span><text:span text:style-name="a1160" text:class-names="">{</text:span></text:p>
          <text:p text:style-name="a1163" text:class-names="" text:cond-style-name=""><text:span text:style-name="a1162" text:class-names="">//code</text:span></text:p>
          <text:p text:style-name="a1167" text:class-names="" text:cond-style-name=""><text:span text:style-name="a1164" text:class-names="">}</text:span><text:span text:style-name="a1165" text:class-names=""><text:s text:c="1"/></text:span><text:span text:style-name="a1166" text:class-names=""/></text:p>
          <draw:enhanced-geometry xmlns:dr3d="urn:oasis:names:tc:opendocument:xmlns:dr3d:1.0" draw:type="non-primitive" svg:viewBox="0 0 21600 21600" draw:enhanced-path="M 0 0 L 21600 0 21600 21600 0 21600 Z N"/>
        </draw:custom-shape>
        <draw:custom-shape svg:x="0.12308in" svg:y="1.01581in" svg:width="13.21026in" svg:height="0.70684in" draw:id="id109" draw:style-name="a1173" draw:name="Rectangle 1">
          <svg:title/>
          <svg:desc/>
          <text:p text:style-name="a1170" text:class-names="" text:cond-style-name=""><text:span text:style-name="a1169" text:class-names=""/></text:p>
          <text:p text:style-name="a1172" text:class-names="" text:cond-style-name=""><text:span text:style-name="a1171" text:class-names=""/></text:p>
          <draw:enhanced-geometry xmlns:dr3d="urn:oasis:names:tc:opendocument:xmlns:dr3d:1.0" draw:type="non-primitive" svg:viewBox="0 0 21600 21600" draw:enhanced-path="M 0 0 L 21600 0 21600 21600 0 21600 Z N"/>
        </draw:custom-shape>
        <draw:frame draw:id="id110" draw:style-name="a1189" draw:name="ZoneTexte 6" svg:x="0.16495in" svg:y="1.40043in" svg:width="13.21026in" svg:height="2.92832in">
          <draw:text-box>
            <text:list text:style-name="a1176">
              <text:list-item>
                <text:p text:style-name="a1175" text:class-names="" text:cond-style-name=""><text:span text:style-name="a1174" text:class-names="">Les méthodes d'interface n'ont pas de corps - le corps est fourni par la classe "implémenter"</text:span></text:p>
              </text:list-item>
            </text:list>
            <text:list text:style-name="a1179">
              <text:list-item>
                <text:p text:style-name="a1178" text:class-names="" text:cond-style-name=""><text:span text:style-name="a1177" text:class-names="">Lors de l'implémentation d'une interface, on doit surcharger toutes ses méthodes</text:span></text:p>
              </text:list-item>
            </text:list>
            <text:list text:style-name="a1182">
              <text:list-item>
                <text:p text:style-name="a1181" text:class-names="" text:cond-style-name=""><text:span text:style-name="a1180" text:class-names="">Les interfaces peuvent contenir des propriétés et des méthodes, mais pas des champs/variables</text:span></text:p>
              </text:list-item>
            </text:list>
            <text:list text:style-name="a1185">
              <text:list-item>
                <text:p text:style-name="a1184" text:class-names="" text:cond-style-name=""><text:span text:style-name="a1183" text:class-names="">Une interface ne peut pas contenir de constructeur (car elle ne peut pas être utilisée pour créer des objets)</text:span></text:p>
              </text:list-item>
            </text:list>
            <text:list text:style-name="a1188">
              <text:list-item>
                <text:p text:style-name="a1187" text:class-names="" text:cond-style-name=""><text:span text:style-name="a1186" text:class-names="">Pour implémenter plusieurs interfaces, on les sépare par une virgule</text:span></text:p>
              </text:list-item>
            </text:list>
          </draw:text-box>
          <svg:title/>
          <svg:desc/>
        </draw:frame>
        <draw:frame draw:id="id111" draw:style-name="a1192" draw:name="Titre 1" svg:x="0in" svg:y="0.08428in" svg:width="13.33333in" svg:height="0.58792in">
          <draw:text-box>
            <text:p text:style-name="a1191" text:class-names="" text:cond-style-name=""><text:span text:style-name="a1190" text:class-names="">Interface</text:span></text:p>
          </draw:text-box>
          <svg:title/>
          <svg:desc/>
        </draw:frame>
        <draw:frame draw:id="id112" draw:style-name="a1195" draw:name="ZoneTexte 8" svg:x="0.26154in" svg:y="0.89231in" svg:width="1.96923in" svg:height="0.50488in">
          <draw:text-box>
            <text:p text:style-name="a1194" text:class-names="" text:cond-style-name=""><text:span text:style-name="a1193" text:class-names="">Remarque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674" svg:viewBox="0 0 20 30" svg:d="m10 0-10 30h20z"/>
    <draw:marker draw:name="a1057"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4/03/2022</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4/03/2022</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4/03/2022</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4/03/2022</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4/03/2022</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4/03/2022</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4/03/2022</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4/03/2022</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4/03/2022</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4/03/2022</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4/03/2022</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4/03/2022</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angage C#</dc:title>
    <meta:initial-creator>MIHAJASOA</meta:initial-creator>
    <dc:creator>MIHAJASOA</dc:creator>
    <meta:creation-date>2022-02-15T15:14:49Z</meta:creation-date>
    <dc:date>2022-03-14T16:03:11Z</dc:date>
    <meta:editing-cycles>19</meta:editing-cycles>
    <meta:editing-duration>PT30178S</meta:editing-duration>
    <meta:document-statistic meta:paragraph-count="149" meta:word-count="1217"/>
  </office:meta>
</office:document-meta>
</file>